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7.264cm" fo:min-width="6.914cm" fo:padding-top="0.178cm" fo:padding-bottom="0.178cm" fo:padding-left="0.303cm" fo:padding-right="0.30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073cm" fo:min-width="0cm"/>
    </style:style>
    <style:style style:name="gr6" style:family="graphic" style:parent-style-name="objectwithoutfill">
      <style:graphic-properties svg:stroke-width="0.106cm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9" style:family="graphic" style:parent-style-name="standard">
      <style:graphic-properties draw:fill-color="#2a6099" draw:textarea-horizontal-align="justify" draw:textarea-vertical-align="middle" draw:auto-grow-height="false" fo:min-height="0.073cm" fo:min-width="0cm"/>
    </style:style>
    <style:style style:name="gr10" style:family="graphic" style:parent-style-name="standard">
      <style:graphic-properties draw:fill-color="#ff4000" draw:textarea-horizontal-align="justify" draw:textarea-vertical-align="middle" draw:auto-grow-height="false" fo:min-height="0.073cm" fo:min-width="0cm"/>
    </style:style>
    <style:style style:name="gr11" style:family="graphic" style:parent-style-name="standard">
      <style:graphic-properties draw:fill-color="#800080" draw:textarea-horizontal-align="justify" draw:textarea-vertical-align="middle" draw:auto-grow-height="false" fo:min-height="0.073cm" fo:min-width="0cm"/>
    </style:style>
    <style:style style:name="gr12" style:family="graphic" style:parent-style-name="standard">
      <style:graphic-properties draw:fill-color="#ffbf00" draw:textarea-horizontal-align="justify" draw:textarea-vertical-align="middle" draw:auto-grow-height="false" fo:min-height="0.073cm" fo:min-width="0cm"/>
    </style:style>
    <style:style style:name="gr13" style:family="graphic" style:parent-style-name="standard">
      <style:graphic-properties draw:fill-color="#158466" draw:textarea-horizontal-align="justify" draw:textarea-vertical-align="middle" draw:auto-grow-height="false" fo:min-height="0.073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23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476cm"/>
      <style:paragraph-properties style:writing-mode="lr-tb"/>
    </style:style>
    <style:style style:name="gr16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4.24cm" fo:min-width="3.99cm" fo:padding-top="0.165cm" fo:padding-bottom="0.165cm" fo:padding-left="0.29cm" fo:padding-right="0.29cm" fo:wrap-option="wrap"/>
    </style:style>
    <style:style style:name="gr17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3.56cm" fo:min-width="5.85cm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159cm" svg:stroke-color="#ff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9" style:family="graphic" style:parent-style-name="objectwithoutfill">
      <style:graphic-properties svg:stroke-width="0.212cm" svg:stroke-color="#069a2e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0" style:family="graphic" style:parent-style-name="objectwithoutfill">
      <style:graphic-properties draw:marker-end="Arrowheads_20_2" draw:marker-end-width="0.3cm" draw:fill="none" draw:textarea-vertical-align="middle"/>
    </style:style>
    <style:style style:name="gr21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4.16cm" fo:min-width="3.91cm" fo:padding-top="0.165cm" fo:padding-bottom="0.165cm" fo:padding-left="0.29cm" fo:padding-right="0.29cm" fo:wrap-option="wrap"/>
    </style:style>
    <style:style style:name="gr22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3.48cm" fo:min-width="5.77cm" fo:padding-top="0.165cm" fo:padding-bottom="0.165cm" fo:padding-left="0.29cm" fo:padding-right="0.29cm"/>
    </style:style>
    <style:style style:name="gr23" style:family="graphic" style:parent-style-name="standard">
      <style:graphic-properties draw:fill-color="#ff0000" draw:textarea-horizontal-align="justify" draw:textarea-vertical-align="middle" draw:auto-grow-height="false" fo:min-height="0.02cm" fo:min-width="0cm" fo:wrap-option="wrap"/>
    </style:style>
    <style:style style:name="gr24" style:family="graphic" style:parent-style-name="standard">
      <style:graphic-properties draw:fill-color="#81aca6" draw:textarea-horizontal-align="justify" draw:textarea-vertical-align="middle" draw:auto-grow-height="false" fo:min-height="0.02cm" fo:min-width="0cm" fo:wrap-option="wrap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6" style:family="graphic" style:parent-style-name="objectwithoutfill">
      <style:graphic-properties draw:marker-end="Arrowheads_20_3" draw:marker-end-width="0.3cm" draw:fill="none" draw:textarea-vertical-align="middl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-color="#2a6099"/>
      <style:paragraph-properties fo:text-align="center"/>
    </style:style>
    <style:style style:name="P10" style:family="paragraph">
      <loext:graphic-properties draw:fill-color="#ff4000"/>
      <style:paragraph-properties fo:text-align="center"/>
    </style:style>
    <style:style style:name="P11" style:family="paragraph">
      <loext:graphic-properties draw:fill-color="#800080"/>
      <style:paragraph-properties fo:text-align="center"/>
    </style:style>
    <style:style style:name="P12" style:family="paragraph">
      <loext:graphic-properties draw:fill-color="#ffbf00"/>
      <style:paragraph-properties fo:text-align="center"/>
    </style:style>
    <style:style style:name="P13" style:family="paragraph">
      <loext:graphic-properties draw:fill-color="#158466"/>
      <style:paragraph-properties fo:text-align="center"/>
    </style:style>
    <style:style style:name="P14" style:family="paragraph">
      <loext:graphic-properties draw:fill="none"/>
      <style:paragraph-properties fo:text-align="center"/>
      <style:text-properties fo:font-size="12pt"/>
    </style:style>
    <style:style style:name="P15" style:family="paragraph">
      <loext:graphic-properties draw:fill-color="#ff4000"/>
      <style:paragraph-properties fo:text-align="center"/>
      <style:text-properties fo:font-size="12pt"/>
    </style:style>
    <style:style style:name="P16" style:family="paragraph">
      <loext:graphic-properties draw:fill="none" draw:fill-color="#ffffff"/>
      <style:paragraph-properties style:writing-mode="lr-tb"/>
      <style:text-properties fo:font-size="12pt"/>
    </style:style>
    <style:style style:name="P17" style:family="paragraph">
      <loext:graphic-properties draw:fill-color="#ffffff"/>
    </style:style>
    <style:style style:name="P18" style:family="paragraph">
      <loext:graphic-properties draw:fill-color="#ff0000"/>
      <style:paragraph-properties fo:text-align="center"/>
    </style:style>
    <style:style style:name="P19" style:family="paragraph">
      <loext:graphic-properties draw:fill-color="#81aca6"/>
      <style:paragraph-properties fo:text-align="center"/>
    </style:style>
    <style:style style:name="P20" style:family="paragraph">
      <loext:graphic-properties draw:fill="none" draw:fill-color="#ffffff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ohrman 2003</text:p>
          </draw:text-box>
        </draw:frame>
        <draw:frame presentation:style-name="pr2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2"><text:a xlink:href="https://epubs.siam.org/doi/abs/10.1137/S1064827502412887?journalCode=sjoce3" xlink:type="simple">https://epubs.siam.org/doi/abs/10.1137/S1064827502412887?journalCode=sjoce3</text:a></text:p>
              </text:list-item>
              <text:list-item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custom-shape draw:style-name="gr2" draw:text-style-name="P4" draw:layer="layout" svg:width="7.52cm" svg:height="7.62cm" svg:x="10.14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2.62cm" svg:y1="5.08cm" svg:x2="12.62cm" svg:y2="12.7cm">
          <text:p/>
        </draw:line>
        <draw:line draw:style-name="gr3" draw:text-style-name="P4" draw:layer="layout" svg:x1="15.12cm" svg:y1="5.08cm" svg:x2="15.12cm" svg:y2="12.7cm">
          <text:p/>
        </draw:line>
        <draw:line draw:style-name="gr3" draw:text-style-name="P4" draw:layer="layout" svg:x1="10.14cm" svg:y1="7.62cm" svg:x2="17.7cm" svg:y2="7.62cm">
          <text:p/>
        </draw:line>
        <draw:line draw:style-name="gr3" draw:text-style-name="P4" draw:layer="layout" svg:x1="10.14cm" svg:y1="10.16cm" svg:x2="17.7cm" svg:y2="10.16cm">
          <text:p/>
        </draw:line>
        <draw:line draw:style-name="gr3" draw:text-style-name="P4" draw:layer="layout" svg:x1="10.14cm" svg:y1="6.42cm" svg:x2="17.7cm" svg:y2="6.42cm">
          <text:p/>
        </draw:line>
        <draw:line draw:style-name="gr4" draw:text-style-name="P4" draw:layer="layout" svg:x1="10.14cm" svg:y1="8.92cm" svg:x2="17.7cm" svg:y2="8.92cm">
          <text:p/>
        </draw:line>
        <draw:line draw:style-name="gr3" draw:text-style-name="P4" draw:layer="layout" svg:x1="10.14cm" svg:y1="11.52cm" svg:x2="17.7cm" svg:y2="11.52cm">
          <text:p/>
        </draw:line>
        <draw:line draw:style-name="gr3" draw:text-style-name="P4" draw:layer="layout" svg:x1="11.42cm" svg:y1="5.08cm" svg:x2="11.42cm" svg:y2="12.7cm">
          <text:p/>
        </draw:line>
        <draw:line draw:style-name="gr4" draw:text-style-name="P4" draw:layer="layout" svg:x1="13.82cm" svg:y1="5.08cm" svg:x2="13.82cm" svg:y2="12.7cm">
          <text:p/>
        </draw:line>
        <draw:line draw:style-name="gr3" draw:text-style-name="P4" draw:layer="layout" svg:x1="16.32cm" svg:y1="5.08cm" svg:x2="16.32cm" svg:y2="12.7cm">
          <text:p/>
        </draw:line>
        <draw:custom-shape draw:style-name="gr5" draw:text-style-name="P5" draw:layer="layout" svg:width="0.457cm" svg:height="0.457cm" svg:x="11.205cm" svg:y="6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57cm" svg:height="0.457cm" svg:x="12.405cm" svg:y="6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57cm" svg:height="0.457cm" svg:x="13.605cm" svg:y="6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57cm" svg:height="0.457cm" svg:x="13.605cm" svg:y="4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57cm" svg:height="0.457cm" svg:x="12.405cm" svg:y="4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57cm" svg:height="0.457cm" svg:x="11.205cm" svg:y="4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57cm" svg:height="0.457cm" svg:x="9.905cm" svg:y="4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57cm" svg:height="0.457cm" svg:x="9.905cm" svg:y="6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57cm" svg:height="0.457cm" svg:x="9.905cm" svg:y="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57cm" svg:height="0.457cm" svg:x="11.205cm" svg:y="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57cm" svg:height="0.457cm" svg:x="12.405cm" svg:y="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57cm" svg:height="0.457cm" svg:x="13.605cm" svg:y="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57cm" svg:height="0.457cm" svg:x="13.6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57cm" svg:height="0.457cm" svg:x="12.4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57cm" svg:height="0.457cm" svg:x="11.2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57cm" svg:height="0.457cm" svg:x="9.9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57cm" svg:height="0.457cm" svg:x="9.905cm" svg:y="9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57cm" svg:height="0.457cm" svg:x="9.905cm" svg:y="11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57cm" svg:height="0.457cm" svg:x="9.905cm" svg:y="12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57cm" svg:height="0.457cm" svg:x="11.205cm" svg:y="12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57cm" svg:height="0.457cm" svg:x="12.405cm" svg:y="12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57cm" svg:height="0.457cm" svg:x="13.605cm" svg:y="12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57cm" svg:height="0.457cm" svg:x="14.905cm" svg:y="12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57cm" svg:height="0.457cm" svg:x="16.105cm" svg:y="12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57cm" svg:height="0.457cm" svg:x="17.405cm" svg:y="12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57cm" svg:height="0.457cm" svg:x="17.405cm" svg:y="11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57cm" svg:height="0.457cm" svg:x="17.405cm" svg:y="9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57cm" svg:height="0.457cm" svg:x="17.4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57cm" svg:height="0.457cm" svg:x="17.405cm" svg:y="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57cm" svg:height="0.457cm" svg:x="17.405cm" svg:y="6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57cm" svg:height="0.457cm" svg:x="17.405cm" svg:y="4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57cm" svg:height="0.457cm" svg:x="16.105cm" svg:y="4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57cm" svg:height="0.457cm" svg:x="14.905cm" svg:y="4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57cm" svg:height="0.457cm" svg:x="14.905cm" svg:y="6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57cm" svg:height="0.457cm" svg:x="14.905cm" svg:y="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57cm" svg:height="0.457cm" svg:x="14.9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57cm" svg:height="0.457cm" svg:x="16.1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57cm" svg:height="0.457cm" svg:x="16.105cm" svg:y="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57cm" svg:height="0.457cm" svg:x="16.105cm" svg:y="6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57cm" svg:height="0.457cm" svg:x="16.105cm" svg:y="9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57cm" svg:height="0.457cm" svg:x="16.105cm" svg:y="11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57cm" svg:height="0.457cm" svg:x="14.905cm" svg:y="11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57cm" svg:height="0.457cm" svg:x="14.905cm" svg:y="9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57cm" svg:height="0.457cm" svg:x="13.605cm" svg:y="9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57cm" svg:height="0.457cm" svg:x="13.605cm" svg:y="11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57cm" svg:height="0.457cm" svg:x="12.405cm" svg:y="11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57cm" svg:height="0.457cm" svg:x="11.205cm" svg:y="11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57cm" svg:height="0.457cm" svg:x="11.205cm" svg:y="9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57cm" svg:height="0.457cm" svg:x="12.405cm" svg:y="9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line draw:style-name="gr6" draw:text-style-name="P4" draw:layer="layout" svg:x1="12.73cm" svg:y1="8.79cm" svg:x2="15.27cm" svg:y2="8.79cm">
          <text:p/>
        </draw:line>
        <draw:custom-shape draw:style-name="gr2" draw:text-style-name="P4" draw:layer="layout" svg:width="7.52cm" svg:height="7.62cm" svg:x="16.64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7.52cm" svg:height="7.62cm" svg:x="3.94cm" svg:y="5.08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9.12cm" svg:y1="5.08cm" svg:x2="19.12cm" svg:y2="12.7cm">
          <text:p/>
        </draw:line>
        <draw:line draw:style-name="gr3" draw:text-style-name="P4" draw:layer="layout" svg:x1="21.62cm" svg:y1="5.08cm" svg:x2="21.62cm" svg:y2="12.7cm">
          <text:p/>
        </draw:line>
        <draw:line draw:style-name="gr3" draw:text-style-name="P4" draw:layer="layout" svg:x1="16.64cm" svg:y1="7.62cm" svg:x2="24.2cm" svg:y2="7.62cm">
          <text:p/>
        </draw:line>
        <draw:line draw:style-name="gr3" draw:text-style-name="P4" draw:layer="layout" svg:x1="16.64cm" svg:y1="10.16cm" svg:x2="24.2cm" svg:y2="10.16cm">
          <text:p/>
        </draw:line>
        <draw:g>
          <svg:title>TexMaths</svg:title>
          <svg:desc>28§display§\Omega§svg§600§FALSE§</svg:desc>
          <draw:path draw:style-name="gr7" draw:text-style-name="P7" draw:layer="layout" svg:width="0.56cm" svg:height="0.588cm" svg:x="7.379cm" svg:y="8.505cm" svg:viewBox="0 0 561 589" svg:d="M0 0c187 0 374 0 561 0 0 196 0 392 0 589-187 0-374 0-561 0 0-197 0-393 0-589z">
            <text:p/>
          </draw:path>
          <draw:path draw:style-name="gr8" draw:text-style-name="P8" draw:layer="layout" svg:width="0.618cm" svg:height="0.688cm" svg:x="7.371cm" svg:y="8.455cm" svg:viewBox="0 0 619 689" svg:d="M619 530c-8 0-17 0-25 0-5 25-8 47-17 73-5 13-8 22-64 22-26 0-52 0-78 0 11-53 42-101 87-165 44-69 86-136 86-215 0-136-131-245-298-245-168 0-296 112-296 245 0 79 39 146 84 215 44 64 75 112 89 165-26 0-52 0-78 0-59 0-62-9-67-22-6-23-11-48-17-73-8 0-17 0-25 0 11 53 22 106 33 159 53 0 105 0 157 0 22 0 25 0 25-20 0-69-31-156-53-217-23-56-48-134-48-207 0-156 106-223 196-223 94 0 198 70 198 223 0 73-28 146-56 226-14 42-45 129-45 198 0 20 3 20 25 20 51 0 103 0 154 0 11-53 22-106 33-159z">
            <text:p/>
          </draw:path>
        </draw:g>
        <draw:line draw:style-name="gr3" draw:text-style-name="P4" draw:layer="layout" svg:x1="16.64cm" svg:y1="6.42cm" svg:x2="24.2cm" svg:y2="6.42cm">
          <text:p/>
        </draw:line>
        <draw:line draw:style-name="gr4" draw:text-style-name="P4" draw:layer="layout" svg:x1="16.64cm" svg:y1="8.92cm" svg:x2="24.2cm" svg:y2="8.92cm">
          <text:p/>
        </draw:line>
        <draw:line draw:style-name="gr3" draw:text-style-name="P4" draw:layer="layout" svg:x1="16.64cm" svg:y1="11.52cm" svg:x2="24.2cm" svg:y2="11.52cm">
          <text:p/>
        </draw:line>
        <draw:line draw:style-name="gr3" draw:text-style-name="P4" draw:layer="layout" svg:x1="17.92cm" svg:y1="5.08cm" svg:x2="17.92cm" svg:y2="12.7cm">
          <text:p/>
        </draw:line>
        <draw:line draw:style-name="gr4" draw:text-style-name="P4" draw:layer="layout" svg:x1="20.32cm" svg:y1="5.08cm" svg:x2="20.32cm" svg:y2="12.7cm">
          <text:p/>
        </draw:line>
        <draw:line draw:style-name="gr3" draw:text-style-name="P4" draw:layer="layout" svg:x1="22.82cm" svg:y1="5.08cm" svg:x2="22.82cm" svg:y2="12.7cm">
          <text:p/>
        </draw:line>
        <draw:g>
          <svg:title>TexMaths</svg:title>
          <svg:desc>28§display§\Omega_1§svg§600§FALSE§</svg:desc>
          <draw:path draw:style-name="gr7" draw:text-style-name="P7" draw:layer="layout" svg:width="0.929cm" svg:height="0.733cm" svg:x="18.14cm" svg:y="6.7cm" svg:viewBox="0 0 930 734" svg:d="M0 0c310 0 620 0 930 0 0 245 0 489 0 734-310 0-620 0-930 0 0-245 0-489 0-734z">
            <text:p/>
          </draw:path>
          <draw:path draw:style-name="gr8" draw:text-style-name="P8" draw:layer="layout" svg:width="0.619cm" svg:height="0.688cm" svg:x="18.132cm" svg:y="6.65cm" svg:viewBox="0 0 620 689" svg:d="M620 530c-9 0-17 0-25 0-3 25-9 47-17 70-6 16-9 25-64 25-26 0-53 0-79 0 14-56 42-103 87-168 47-66 87-136 87-212 0-136-132-245-299-245-168 0-296 112-296 245 0 76 39 146 84 212 44 65 75 112 89 168-26 0-52 0-78 0-59 0-62-9-67-23-6-22-11-47-17-72-8 0-17 0-25 0 11 53 22 106 33 159 53 0 105 0 157 0 22 0 25 0 25-22 0-67-31-154-53-215-20-59-48-134-48-209 0-157 107-221 196-221 95 0 198 70 198 221 0 75-28 148-56 228-14 42-44 129-44 196 0 22 2 22 25 22 52 0 104 0 156 0 10-53 20-106 31-159z">
            <text:p/>
          </draw:path>
          <draw:path draw:style-name="gr8" draw:text-style-name="P8" draw:layer="layout" svg:width="0.247cm" svg:height="0.454cm" svg:x="18.872cm" svg:y="7.029cm" svg:viewBox="0 0 248 455" svg:d="M154 20c0-17 0-20-20-20-45 45-106 45-134 45 0 8 0 16 0 25 17 0 61 0 98-20 0 116 0 233 0 349 0 22 0 31-67 31-10 0-19 0-28 0 0 8 0 16 0 25 14 0 97-3 123-3 22 0 108 3 122 3 0-9 0-17 0-25-8 0-16 0-25 0-69 0-69-9-69-31 0-127 0-253 0-379z">
            <text:p/>
          </draw:path>
        </draw:g>
        <draw:g>
          <svg:title>TexMaths</svg:title>
          <svg:desc>28§display§\Omega_2§svg§600§FALSE§</svg:desc>
          <draw:path draw:style-name="gr7" draw:text-style-name="P7" draw:layer="layout" svg:width="0.951cm" svg:height="0.733cm" svg:x="21.827cm" svg:y="6.736cm" svg:viewBox="0 0 952 734" svg:d="M0 0c317 0 635 0 952 0 0 245 0 489 0 734-317 0-635 0-952 0 0-245 0-489 0-734z">
            <text:p/>
          </draw:path>
          <draw:path draw:style-name="gr8" draw:text-style-name="P8" draw:layer="layout" svg:width="0.619cm" svg:height="0.688cm" svg:x="21.819cm" svg:y="6.686cm" svg:viewBox="0 0 620 689" svg:d="M620 530c-7 0-15 0-22 0-6 25-11 47-20 70-5 16-8 25-64 25-26 0-52 0-78 0 14-56 42-103 86-168 48-66 87-136 87-212 0-136-131-245-296-245-171 0-299 112-299 245 0 76 39 146 84 212 44 65 75 112 89 168-26 0-52 0-78 0-59 0-62-9-67-23-6-22-11-47-17-72-8 0-17 0-25 0 11 53 22 106 34 159 52 0 104 0 156 0 22 0 25 0 25-22 0-67-31-154-53-215-20-59-47-134-47-209 0-157 106-221 195-221 95 0 198 70 198 221 0 75-28 148-56 228-13 42-44 129-44 196 0 22 3 22 25 22 52 0 104 0 156 0 11-53 21-106 31-159z">
            <text:p/>
          </draw:path>
          <draw:path draw:style-name="gr8" draw:text-style-name="P8" draw:layer="layout" svg:width="0.301cm" svg:height="0.454cm" svg:x="22.528cm" svg:y="7.065cm" svg:viewBox="0 0 302 455" svg:d="M302 329c-8 0-15 0-23 0-2 17-11 56-19 64-6 3-59 3-67 3-42 0-84 0-126 0 73-64 95-81 137-114 50-39 98-84 98-148 0-81-73-134-160-134-86 0-142 61-142 123 0 36 28 39 36 39 14 0 37-11 37-36 0-12-6-37-42-37 22-47 67-64 100-64 67 0 104 53 104 109 0 58-42 106-65 131-55 54-109 108-164 162-6 8-6 8-6 28 94 0 188 0 282 0 7-42 13-84 20-126z">
            <text:p/>
          </draw:path>
        </draw:g>
        <draw:g>
          <svg:title>TexMaths</svg:title>
          <svg:desc>28§display§\Omega_3§svg§600§FALSE§</svg:desc>
          <draw:path draw:style-name="gr7" draw:text-style-name="P7" draw:layer="layout" svg:width="0.959cm" svg:height="0.75cm" svg:x="18.109cm" svg:y="10.519cm" svg:viewBox="0 0 960 751" svg:d="M480 751c-160 0-320 0-480 0 0-250 0-501 0-751 320 0 640 0 960 0 0 250 0 501 0 751-160 0-320 0-480 0z">
            <text:p/>
          </draw:path>
          <draw:path draw:style-name="gr8" draw:text-style-name="P8" draw:layer="layout" svg:width="0.619cm" svg:height="0.688cm" svg:x="18.104cm" svg:y="10.469cm" svg:viewBox="0 0 620 689" svg:d="M620 533c-9 0-17 0-25 0-6 25-9 48-17 70-6 17-8 25-67 25-26 0-52 0-78 0 14-56 44-103 89-167 45-70 84-137 84-215 0-137-131-246-296-246-168 0-299 112-299 246 0 78 39 145 87 215 42 64 72 111 86 167-26 0-52 0-78 0-56 0-61-8-64-25-8-22-14-48-20-70-7 0-15 0-22 0 10 52 20 104 31 156 52 0 104 0 156 0 22 0 25 0 25-19 0-70-31-154-53-218-19-56-47-134-47-206 0-157 109-224 195-224 95 0 198 70 198 224 0 72-25 148-53 228-16 40-47 129-47 196 0 19 3 19 25 19 52 0 104 0 156 0 11-52 23-104 34-156z">
            <text:p/>
          </draw:path>
          <draw:path draw:style-name="gr8" draw:text-style-name="P8" draw:layer="layout" svg:width="0.314cm" svg:height="0.468cm" svg:x="18.805cm" svg:y="10.851cm" svg:viewBox="0 0 315 469" svg:d="M151 226c53 0 92 36 92 109 0 86-50 112-89 112-28 0-90-9-118-48 31-3 39-25 39-39 0-22-16-36-36-36-19 0-39 11-39 39 0 64 70 106 154 106 94 0 161-64 161-134 0-53-44-106-120-120 73-28 98-78 98-120 0-56-60-95-137-95-76 0-136 36-136 92 0 22 16 36 36 36 22 0 36-16 36-36 0-19-14-33-36-33 25-31 72-39 98-39 30 0 72 13 72 75 0 28-8 59-25 81-25 25-42 28-78 31-17 0-17 0-22 0-2 3-6 2-6 11 0 8 6 8 17 8 13 0 26 0 39 0z">
            <text:p/>
          </draw:path>
        </draw:g>
        <draw:g>
          <svg:title>TexMaths</svg:title>
          <svg:desc>28§display§\Omega_4
§svg§600§FALSE§</svg:desc>
          <draw:path draw:style-name="gr7" draw:text-style-name="P7" draw:layer="layout" svg:width="0.968cm" svg:height="0.733cm" svg:x="21.81cm" svg:y="10.546cm" svg:viewBox="0 0 969 734" svg:d="M0 0c323 0 646 0 969 0 0 245 0 489 0 734-323 0-646 0-969 0 0-245 0-489 0-734z">
            <text:p/>
          </draw:path>
          <draw:path draw:style-name="gr8" draw:text-style-name="P8" draw:layer="layout" svg:width="0.619cm" svg:height="0.688cm" svg:x="21.802cm" svg:y="10.496cm" svg:viewBox="0 0 620 689" svg:d="M620 530c-7 0-15 0-22 0-6 25-11 47-20 70-2 16-8 25-64 25-26 0-52 0-78 0 14-56 45-103 86-168 48-66 87-136 87-212 0-136-131-245-296-245-171 0-299 112-299 245 0 76 39 146 84 212 44 65 75 112 89 168-26 0-52 0-78 0-59 0-62-9-67-23-6-22-11-47-17-72-8 0-17 0-25 0 11 53 22 106 34 159 52 0 104 0 156 0 22 0 25 0 25-22 0-67-31-154-53-215-20-59-47-134-47-209 0-157 106-221 195-221 95 0 198 70 198 221 0 75-25 148-55 228-14 42-45 129-45 196 0 22 3 22 25 22 52 0 104 0 156 0 11-53 21-106 31-159z">
            <text:p/>
          </draw:path>
          <draw:path draw:style-name="gr8" draw:text-style-name="P8" draw:layer="layout" svg:width="0.334cm" svg:height="0.459cm" svg:x="22.495cm" svg:y="10.87cm" svg:viewBox="0 0 335 460" svg:d="M335 349c0-9 0-17 0-25-25 0-50 0-75 0 0-102 0-203 0-304 0-14 0-20-17-20-8 0-11 0-17 8-75 105-151 210-226 316 0 8 0 16 0 25 67 0 134 0 201 0 0 18 0 37 0 55 0 23 0 31-56 31-6 0-13 0-19 0 0 9 0 17 0 25 36 0 78-3 103-3s70 3 103 3c0-8 0-16 0-25-5 0-11 0-16 0-56 0-56-8-56-31 0-18 0-37 0-55 25 0 50 0 75 0zM207 73c0 83 0 167 0 251-61 0-121 0-182 0 61-84 121-168 182-251z">
            <text:p/>
          </draw:path>
        </draw:g>
        <draw:custom-shape draw:style-name="gr2" draw:text-style-name="P4" draw:layer="layout" svg:width="7.52cm" svg:height="7.62cm" svg:x="16.64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9.12cm" svg:y1="5.08cm" svg:x2="19.12cm" svg:y2="12.7cm">
          <text:p/>
        </draw:line>
        <draw:line draw:style-name="gr3" draw:text-style-name="P4" draw:layer="layout" svg:x1="21.62cm" svg:y1="5.08cm" svg:x2="21.62cm" svg:y2="12.7cm">
          <text:p/>
        </draw:line>
        <draw:line draw:style-name="gr3" draw:text-style-name="P4" draw:layer="layout" svg:x1="16.64cm" svg:y1="7.62cm" svg:x2="24.2cm" svg:y2="7.62cm">
          <text:p/>
        </draw:line>
        <draw:line draw:style-name="gr3" draw:text-style-name="P4" draw:layer="layout" svg:x1="16.64cm" svg:y1="10.16cm" svg:x2="24.2cm" svg:y2="10.16cm">
          <text:p/>
        </draw:line>
        <draw:line draw:style-name="gr3" draw:text-style-name="P4" draw:layer="layout" svg:x1="16.64cm" svg:y1="6.42cm" svg:x2="24.2cm" svg:y2="6.42cm">
          <text:p/>
        </draw:line>
        <draw:line draw:style-name="gr4" draw:text-style-name="P4" draw:layer="layout" svg:x1="16.64cm" svg:y1="8.92cm" svg:x2="24.2cm" svg:y2="8.92cm">
          <text:p/>
        </draw:line>
        <draw:line draw:style-name="gr3" draw:text-style-name="P4" draw:layer="layout" svg:x1="16.64cm" svg:y1="11.52cm" svg:x2="24.2cm" svg:y2="11.52cm">
          <text:p/>
        </draw:line>
        <draw:line draw:style-name="gr3" draw:text-style-name="P4" draw:layer="layout" svg:x1="17.92cm" svg:y1="5.08cm" svg:x2="17.92cm" svg:y2="12.7cm">
          <text:p/>
        </draw:line>
        <draw:line draw:style-name="gr4" draw:text-style-name="P4" draw:layer="layout" svg:x1="20.32cm" svg:y1="5.08cm" svg:x2="20.32cm" svg:y2="12.7cm">
          <text:p/>
        </draw:line>
        <draw:line draw:style-name="gr3" draw:text-style-name="P4" draw:layer="layout" svg:x1="22.82cm" svg:y1="5.08cm" svg:x2="22.82cm" svg:y2="12.7cm">
          <text:p/>
        </draw:line>
        <draw:custom-shape draw:style-name="gr9" draw:text-style-name="P9" draw:layer="layout" svg:width="0.457cm" svg:height="0.457cm" svg:x="17.705cm" svg:y="6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457cm" svg:height="0.457cm" svg:x="18.905cm" svg:y="6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457cm" svg:height="0.457cm" svg:x="20.105cm" svg:y="6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457cm" svg:height="0.457cm" svg:x="20.105cm" svg:y="4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457cm" svg:height="0.457cm" svg:x="18.905cm" svg:y="4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457cm" svg:height="0.457cm" svg:x="17.705cm" svg:y="4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457cm" svg:height="0.457cm" svg:x="16.405cm" svg:y="4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457cm" svg:height="0.457cm" svg:x="16.405cm" svg:y="6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457cm" svg:height="0.457cm" svg:x="16.405cm" svg:y="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457cm" svg:height="0.457cm" svg:x="17.705cm" svg:y="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457cm" svg:height="0.457cm" svg:x="18.905cm" svg:y="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457cm" svg:height="0.457cm" svg:x="20.105cm" svg:y="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457cm" svg:height="0.457cm" svg:x="20.1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457cm" svg:height="0.457cm" svg:x="18.9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457cm" svg:height="0.457cm" svg:x="17.7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457cm" svg:height="0.457cm" svg:x="16.4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0.457cm" svg:height="0.457cm" svg:x="16.405cm" svg:y="9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0.457cm" svg:height="0.457cm" svg:x="16.405cm" svg:y="11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0.457cm" svg:height="0.457cm" svg:x="16.405cm" svg:y="12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0.457cm" svg:height="0.457cm" svg:x="17.705cm" svg:y="12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0.457cm" svg:height="0.457cm" svg:x="18.905cm" svg:y="12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457cm" svg:height="0.457cm" svg:x="20.105cm" svg:y="12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457cm" svg:height="0.457cm" svg:x="21.405cm" svg:y="12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457cm" svg:height="0.457cm" svg:x="22.605cm" svg:y="12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457cm" svg:height="0.457cm" svg:x="23.905cm" svg:y="12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457cm" svg:height="0.457cm" svg:x="23.905cm" svg:y="11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457cm" svg:height="0.457cm" svg:x="23.905cm" svg:y="9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457cm" svg:height="0.457cm" svg:x="23.9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457cm" svg:height="0.457cm" svg:x="23.905cm" svg:y="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457cm" svg:height="0.457cm" svg:x="23.905cm" svg:y="6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457cm" svg:height="0.457cm" svg:x="23.905cm" svg:y="4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457cm" svg:height="0.457cm" svg:x="22.605cm" svg:y="4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457cm" svg:height="0.457cm" svg:x="21.405cm" svg:y="4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457cm" svg:height="0.457cm" svg:x="21.405cm" svg:y="6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457cm" svg:height="0.457cm" svg:x="21.405cm" svg:y="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457cm" svg:height="0.457cm" svg:x="21.4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457cm" svg:height="0.457cm" svg:x="22.6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457cm" svg:height="0.457cm" svg:x="22.605cm" svg:y="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457cm" svg:height="0.457cm" svg:x="22.605cm" svg:y="6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457cm" svg:height="0.457cm" svg:x="22.605cm" svg:y="9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457cm" svg:height="0.457cm" svg:x="22.605cm" svg:y="11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457cm" svg:height="0.457cm" svg:x="21.405cm" svg:y="11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457cm" svg:height="0.457cm" svg:x="21.405cm" svg:y="9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457cm" svg:height="0.457cm" svg:x="20.105cm" svg:y="9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457cm" svg:height="0.457cm" svg:x="20.105cm" svg:y="11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0.457cm" svg:height="0.457cm" svg:x="18.905cm" svg:y="11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0.457cm" svg:height="0.457cm" svg:x="17.705cm" svg:y="11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0.457cm" svg:height="0.457cm" svg:x="17.705cm" svg:y="9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0.457cm" svg:height="0.457cm" svg:x="18.905cm" svg:y="9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custom-shape draw:style-name="gr2" draw:text-style-name="P14" draw:layer="layout" svg:width="7.52cm" svg:height="7.62cm" svg:x="10.14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4" draw:layer="layout" svg:x1="12.62cm" svg:y1="5.08cm" svg:x2="12.62cm" svg:y2="12.7cm">
          <text:p/>
        </draw:line>
        <draw:line draw:style-name="gr3" draw:text-style-name="P14" draw:layer="layout" svg:x1="15.12cm" svg:y1="5.08cm" svg:x2="15.12cm" svg:y2="12.7cm">
          <text:p/>
        </draw:line>
        <draw:line draw:style-name="gr3" draw:text-style-name="P14" draw:layer="layout" svg:x1="10.14cm" svg:y1="7.62cm" svg:x2="17.7cm" svg:y2="7.62cm">
          <text:p/>
        </draw:line>
        <draw:line draw:style-name="gr3" draw:text-style-name="P14" draw:layer="layout" svg:x1="10.14cm" svg:y1="10.16cm" svg:x2="17.7cm" svg:y2="10.16cm">
          <text:p/>
        </draw:line>
        <draw:line draw:style-name="gr3" draw:text-style-name="P14" draw:layer="layout" svg:x1="10.14cm" svg:y1="6.42cm" svg:x2="17.7cm" svg:y2="6.42cm">
          <text:p/>
        </draw:line>
        <draw:line draw:style-name="gr4" draw:text-style-name="P14" draw:layer="layout" svg:x1="10.14cm" svg:y1="8.92cm" svg:x2="17.7cm" svg:y2="8.92cm">
          <text:p/>
        </draw:line>
        <draw:line draw:style-name="gr3" draw:text-style-name="P14" draw:layer="layout" svg:x1="10.14cm" svg:y1="11.52cm" svg:x2="17.7cm" svg:y2="11.52cm">
          <text:p/>
        </draw:line>
        <draw:line draw:style-name="gr3" draw:text-style-name="P14" draw:layer="layout" svg:x1="11.42cm" svg:y1="5.08cm" svg:x2="11.42cm" svg:y2="12.7cm">
          <text:p/>
        </draw:line>
        <draw:line draw:style-name="gr4" draw:text-style-name="P14" draw:layer="layout" svg:x1="13.82cm" svg:y1="5.08cm" svg:x2="13.82cm" svg:y2="12.7cm">
          <text:p/>
        </draw:line>
        <draw:line draw:style-name="gr3" draw:text-style-name="P14" draw:layer="layout" svg:x1="16.32cm" svg:y1="5.08cm" svg:x2="16.32cm" svg:y2="12.7cm">
          <text:p/>
        </draw:line>
        <draw:custom-shape draw:style-name="gr10" draw:text-style-name="P15" draw:layer="layout" svg:width="0.457cm" svg:height="0.457cm" svg:x="13.605cm" svg:y="6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draw:layer="layout" svg:width="0.457cm" svg:height="0.457cm" svg:x="13.605cm" svg:y="4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draw:layer="layout" svg:width="0.457cm" svg:height="0.457cm" svg:x="13.605cm" svg:y="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draw:layer="layout" svg:width="0.457cm" svg:height="0.457cm" svg:x="13.6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draw:layer="layout" svg:width="0.457cm" svg:height="0.457cm" svg:x="12.4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draw:layer="layout" svg:width="0.457cm" svg:height="0.457cm" svg:x="11.2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draw:layer="layout" svg:width="0.457cm" svg:height="0.457cm" svg:x="9.9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draw:layer="layout" svg:width="0.457cm" svg:height="0.457cm" svg:x="13.605cm" svg:y="12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draw:layer="layout" svg:width="0.457cm" svg:height="0.457cm" svg:x="17.4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draw:layer="layout" svg:width="0.457cm" svg:height="0.457cm" svg:x="14.9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draw:layer="layout" svg:width="0.457cm" svg:height="0.457cm" svg:x="16.1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draw:layer="layout" svg:width="0.457cm" svg:height="0.457cm" svg:x="13.605cm" svg:y="9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draw:layer="layout" svg:width="0.457cm" svg:height="0.457cm" svg:x="13.605cm" svg:y="11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6" draw:layer="layout" svg:width="0.739cm" svg:height="0.725cm" svg:x="9.542cm" svg:y="4.318cm">
          <draw:text-box>
            <text:p><text:span text:style-name="T1">1</text:span></text:p>
          </draw:text-box>
        </draw:frame>
        <draw:frame draw:style-name="gr14" draw:text-style-name="P16" draw:layer="layout" svg:width="0.739cm" svg:height="0.725cm" svg:x="10.643cm" svg:y="4.318cm">
          <draw:text-box>
            <text:p><text:span text:style-name="T1">2</text:span></text:p>
          </draw:text-box>
        </draw:frame>
        <draw:frame draw:style-name="gr14" draw:text-style-name="P16" draw:layer="layout" svg:width="0.739cm" svg:height="0.725cm" svg:x="11.844cm" svg:y="4.318cm">
          <draw:text-box>
            <text:p><text:span text:style-name="T1">3</text:span></text:p>
          </draw:text-box>
        </draw:frame>
        <draw:frame draw:style-name="gr14" draw:text-style-name="P16" draw:layer="layout" svg:width="0.739cm" svg:height="0.725cm" svg:x="13.045cm" svg:y="4.318cm">
          <draw:text-box>
            <text:p><text:span text:style-name="T1">4</text:span></text:p>
          </draw:text-box>
        </draw:frame>
        <draw:frame draw:style-name="gr14" draw:text-style-name="P16" draw:layer="layout" svg:width="0.739cm" svg:height="0.725cm" svg:x="14.346cm" svg:y="4.318cm">
          <draw:text-box>
            <text:p><text:span text:style-name="T1">5</text:span></text:p>
          </draw:text-box>
        </draw:frame>
        <draw:frame draw:style-name="gr14" draw:text-style-name="P16" draw:layer="layout" svg:width="0.739cm" svg:height="0.725cm" svg:x="15.547cm" svg:y="4.318cm">
          <draw:text-box>
            <text:p><text:span text:style-name="T1">6</text:span></text:p>
          </draw:text-box>
        </draw:frame>
        <draw:frame draw:style-name="gr14" draw:text-style-name="P16" draw:layer="layout" svg:width="0.739cm" svg:height="0.725cm" svg:x="16.848cm" svg:y="4.318cm">
          <draw:text-box>
            <text:p><text:span text:style-name="T1">7</text:span></text:p>
          </draw:text-box>
        </draw:frame>
        <draw:frame draw:style-name="gr14" draw:text-style-name="P16" draw:layer="layout" svg:width="0.739cm" svg:height="0.725cm" svg:x="9.543cm" svg:y="5.618cm">
          <draw:text-box>
            <text:p><text:span text:style-name="T1">8</text:span></text:p>
          </draw:text-box>
        </draw:frame>
        <draw:frame draw:style-name="gr14" draw:text-style-name="P16" draw:layer="layout" svg:width="0.739cm" svg:height="0.725cm" svg:x="10.644cm" svg:y="5.618cm">
          <draw:text-box>
            <text:p><text:span text:style-name="T1">9</text:span></text:p>
          </draw:text-box>
        </draw:frame>
        <draw:frame draw:style-name="gr15" draw:text-style-name="P16" draw:layer="layout" svg:width="0.976cm" svg:height="0.725cm" svg:x="11.845cm" svg:y="5.618cm">
          <draw:text-box>
            <text:p><text:span text:style-name="T1">10</text:span></text:p>
          </draw:text-box>
        </draw:frame>
        <draw:frame draw:style-name="gr15" draw:text-style-name="P16" draw:layer="layout" svg:width="0.976cm" svg:height="0.725cm" svg:x="13.046cm" svg:y="5.618cm">
          <draw:text-box>
            <text:p><text:span text:style-name="T1">11</text:span></text:p>
          </draw:text-box>
        </draw:frame>
        <draw:frame draw:style-name="gr15" draw:text-style-name="P16" draw:layer="layout" svg:width="0.976cm" svg:height="0.725cm" svg:x="14.347cm" svg:y="5.618cm">
          <draw:text-box>
            <text:p><text:span text:style-name="T1">12</text:span></text:p>
          </draw:text-box>
        </draw:frame>
        <draw:frame draw:style-name="gr15" draw:text-style-name="P16" draw:layer="layout" svg:width="0.976cm" svg:height="0.725cm" svg:x="15.548cm" svg:y="5.618cm">
          <draw:text-box>
            <text:p><text:span text:style-name="T1">13</text:span></text:p>
          </draw:text-box>
        </draw:frame>
        <draw:frame draw:style-name="gr15" draw:text-style-name="P16" draw:layer="layout" svg:width="0.976cm" svg:height="0.725cm" svg:x="16.849cm" svg:y="5.618cm">
          <draw:text-box>
            <text:p><text:span text:style-name="T1">14</text:span></text:p>
          </draw:text-box>
        </draw:frame>
        <draw:frame draw:style-name="gr15" draw:text-style-name="P16" draw:layer="layout" svg:width="0.976cm" svg:height="0.725cm" svg:x="9.344cm" svg:y="6.818cm">
          <draw:text-box>
            <text:p><text:span text:style-name="T1">15</text:span></text:p>
          </draw:text-box>
        </draw:frame>
        <draw:frame draw:style-name="gr15" draw:text-style-name="P16" draw:layer="layout" svg:width="0.976cm" svg:height="0.725cm" svg:x="10.645cm" svg:y="6.818cm">
          <draw:text-box>
            <text:p><text:span text:style-name="T1">16</text:span></text:p>
          </draw:text-box>
        </draw:frame>
        <draw:frame draw:style-name="gr15" draw:text-style-name="P16" draw:layer="layout" svg:width="0.976cm" svg:height="0.725cm" svg:x="11.846cm" svg:y="6.818cm">
          <draw:text-box>
            <text:p><text:span text:style-name="T1">17</text:span></text:p>
          </draw:text-box>
        </draw:frame>
        <draw:frame draw:style-name="gr15" draw:text-style-name="P16" draw:layer="layout" svg:width="0.976cm" svg:height="0.725cm" svg:x="13.047cm" svg:y="6.818cm">
          <draw:text-box>
            <text:p><text:span text:style-name="T1">18</text:span></text:p>
          </draw:text-box>
        </draw:frame>
        <draw:frame draw:style-name="gr15" draw:text-style-name="P16" draw:layer="layout" svg:width="0.976cm" svg:height="0.725cm" svg:x="14.348cm" svg:y="6.818cm">
          <draw:text-box>
            <text:p><text:span text:style-name="T1">19</text:span></text:p>
          </draw:text-box>
        </draw:frame>
        <draw:frame draw:style-name="gr15" draw:text-style-name="P16" draw:layer="layout" svg:width="0.976cm" svg:height="0.725cm" svg:x="15.549cm" svg:y="6.818cm">
          <draw:text-box>
            <text:p><text:span text:style-name="T1">20</text:span></text:p>
          </draw:text-box>
        </draw:frame>
        <draw:frame draw:style-name="gr15" draw:text-style-name="P16" draw:layer="layout" svg:width="0.976cm" svg:height="0.725cm" svg:x="16.85cm" svg:y="6.818cm">
          <draw:text-box>
            <text:p><text:span text:style-name="T1">21</text:span></text:p>
          </draw:text-box>
        </draw:frame>
        <draw:frame draw:style-name="gr15" draw:text-style-name="P16" draw:layer="layout" svg:width="0.976cm" svg:height="0.725cm" svg:x="9.343cm" svg:y="8.018cm">
          <draw:text-box>
            <text:p><text:span text:style-name="T1">22</text:span></text:p>
          </draw:text-box>
        </draw:frame>
        <draw:frame draw:style-name="gr15" draw:text-style-name="P16" draw:layer="layout" svg:width="0.976cm" svg:height="0.725cm" svg:x="10.644cm" svg:y="8.018cm">
          <draw:text-box>
            <text:p><text:span text:style-name="T1">23</text:span></text:p>
          </draw:text-box>
        </draw:frame>
        <draw:frame draw:style-name="gr15" draw:text-style-name="P16" draw:layer="layout" svg:width="0.976cm" svg:height="0.725cm" svg:x="11.845cm" svg:y="8.018cm">
          <draw:text-box>
            <text:p><text:span text:style-name="T1">24</text:span></text:p>
          </draw:text-box>
        </draw:frame>
        <draw:frame draw:style-name="gr15" draw:text-style-name="P16" draw:layer="layout" svg:width="0.976cm" svg:height="0.725cm" svg:x="13.046cm" svg:y="8.018cm">
          <draw:text-box>
            <text:p><text:span text:style-name="T1">25</text:span></text:p>
          </draw:text-box>
        </draw:frame>
        <draw:frame draw:style-name="gr15" draw:text-style-name="P16" draw:layer="layout" svg:width="0.976cm" svg:height="0.725cm" svg:x="14.347cm" svg:y="8.018cm">
          <draw:text-box>
            <text:p><text:span text:style-name="T1">26</text:span></text:p>
          </draw:text-box>
        </draw:frame>
        <draw:frame draw:style-name="gr15" draw:text-style-name="P16" draw:layer="layout" svg:width="0.976cm" svg:height="0.725cm" svg:x="15.548cm" svg:y="8.018cm">
          <draw:text-box>
            <text:p><text:span text:style-name="T1">27</text:span></text:p>
          </draw:text-box>
        </draw:frame>
        <draw:frame draw:style-name="gr15" draw:text-style-name="P16" draw:layer="layout" svg:width="0.976cm" svg:height="0.725cm" svg:x="16.849cm" svg:y="8.018cm">
          <draw:text-box>
            <text:p><text:span text:style-name="T1">28</text:span></text:p>
          </draw:text-box>
        </draw:frame>
        <draw:frame draw:style-name="gr15" draw:text-style-name="P16" draw:layer="layout" svg:width="0.976cm" svg:height="0.725cm" svg:x="9.344cm" svg:y="9.318cm">
          <draw:text-box>
            <text:p><text:span text:style-name="T1">29</text:span></text:p>
          </draw:text-box>
        </draw:frame>
        <draw:frame draw:style-name="gr15" draw:text-style-name="P16" draw:layer="layout" svg:width="0.976cm" svg:height="0.725cm" svg:x="10.645cm" svg:y="9.318cm">
          <draw:text-box>
            <text:p><text:span text:style-name="T1">30</text:span></text:p>
          </draw:text-box>
        </draw:frame>
        <draw:frame draw:style-name="gr15" draw:text-style-name="P16" draw:layer="layout" svg:width="0.976cm" svg:height="0.725cm" svg:x="11.846cm" svg:y="9.318cm">
          <draw:text-box>
            <text:p><text:span text:style-name="T1">31</text:span></text:p>
          </draw:text-box>
        </draw:frame>
        <draw:frame draw:style-name="gr15" draw:text-style-name="P16" draw:layer="layout" svg:width="0.976cm" svg:height="0.725cm" svg:x="13.047cm" svg:y="9.318cm">
          <draw:text-box>
            <text:p><text:span text:style-name="T1">32</text:span></text:p>
          </draw:text-box>
        </draw:frame>
        <draw:frame draw:style-name="gr15" draw:text-style-name="P16" draw:layer="layout" svg:width="0.976cm" svg:height="0.725cm" svg:x="14.348cm" svg:y="9.318cm">
          <draw:text-box>
            <text:p><text:span text:style-name="T1">33</text:span></text:p>
          </draw:text-box>
        </draw:frame>
        <draw:frame draw:style-name="gr15" draw:text-style-name="P16" draw:layer="layout" svg:width="0.976cm" svg:height="0.725cm" svg:x="15.549cm" svg:y="9.318cm">
          <draw:text-box>
            <text:p><text:span text:style-name="T1">34</text:span></text:p>
          </draw:text-box>
        </draw:frame>
        <draw:frame draw:style-name="gr15" draw:text-style-name="P16" draw:layer="layout" svg:width="0.976cm" svg:height="0.725cm" svg:x="16.85cm" svg:y="9.318cm">
          <draw:text-box>
            <text:p><text:span text:style-name="T1">35</text:span></text:p>
          </draw:text-box>
        </draw:frame>
        <draw:frame draw:style-name="gr15" draw:text-style-name="P16" draw:layer="layout" svg:width="0.976cm" svg:height="0.725cm" svg:x="9.345cm" svg:y="10.718cm">
          <draw:text-box>
            <text:p><text:span text:style-name="T1">36</text:span></text:p>
          </draw:text-box>
        </draw:frame>
        <draw:frame draw:style-name="gr15" draw:text-style-name="P16" draw:layer="layout" svg:width="0.976cm" svg:height="0.725cm" svg:x="10.646cm" svg:y="10.718cm">
          <draw:text-box>
            <text:p><text:span text:style-name="T1">37</text:span></text:p>
          </draw:text-box>
        </draw:frame>
        <draw:frame draw:style-name="gr15" draw:text-style-name="P16" draw:layer="layout" svg:width="0.976cm" svg:height="0.725cm" svg:x="11.847cm" svg:y="10.718cm">
          <draw:text-box>
            <text:p><text:span text:style-name="T1">38</text:span></text:p>
          </draw:text-box>
        </draw:frame>
        <draw:frame draw:style-name="gr15" draw:text-style-name="P16" draw:layer="layout" svg:width="0.976cm" svg:height="0.725cm" svg:x="13.048cm" svg:y="10.718cm">
          <draw:text-box>
            <text:p><text:span text:style-name="T1">39</text:span></text:p>
          </draw:text-box>
        </draw:frame>
        <draw:frame draw:style-name="gr15" draw:text-style-name="P16" draw:layer="layout" svg:width="0.976cm" svg:height="0.725cm" svg:x="14.349cm" svg:y="10.718cm">
          <draw:text-box>
            <text:p><text:span text:style-name="T1">40</text:span></text:p>
          </draw:text-box>
        </draw:frame>
        <draw:frame draw:style-name="gr15" draw:text-style-name="P16" draw:layer="layout" svg:width="0.976cm" svg:height="0.725cm" svg:x="15.55cm" svg:y="10.718cm">
          <draw:text-box>
            <text:p><text:span text:style-name="T1">41</text:span></text:p>
          </draw:text-box>
        </draw:frame>
        <draw:frame draw:style-name="gr15" draw:text-style-name="P16" draw:layer="layout" svg:width="0.976cm" svg:height="0.725cm" svg:x="16.851cm" svg:y="10.718cm">
          <draw:text-box>
            <text:p><text:span text:style-name="T1">42</text:span></text:p>
          </draw:text-box>
        </draw:frame>
        <draw:frame draw:style-name="gr15" draw:text-style-name="P16" draw:layer="layout" svg:width="0.976cm" svg:height="0.725cm" svg:x="9.346cm" svg:y="11.918cm">
          <draw:text-box>
            <text:p><text:span text:style-name="T1">43</text:span></text:p>
          </draw:text-box>
        </draw:frame>
        <draw:frame draw:style-name="gr15" draw:text-style-name="P16" draw:layer="layout" svg:width="0.976cm" svg:height="0.725cm" svg:x="10.647cm" svg:y="11.918cm">
          <draw:text-box>
            <text:p><text:span text:style-name="T1">44</text:span></text:p>
          </draw:text-box>
        </draw:frame>
        <draw:frame draw:style-name="gr15" draw:text-style-name="P16" draw:layer="layout" svg:width="0.976cm" svg:height="0.725cm" svg:x="11.848cm" svg:y="11.918cm">
          <draw:text-box>
            <text:p><text:span text:style-name="T1">45</text:span></text:p>
          </draw:text-box>
        </draw:frame>
        <draw:frame draw:style-name="gr15" draw:text-style-name="P16" draw:layer="layout" svg:width="0.976cm" svg:height="0.725cm" svg:x="13.049cm" svg:y="11.918cm">
          <draw:text-box>
            <text:p><text:span text:style-name="T1">46</text:span></text:p>
          </draw:text-box>
        </draw:frame>
        <draw:frame draw:style-name="gr15" draw:text-style-name="P16" draw:layer="layout" svg:width="0.976cm" svg:height="0.725cm" svg:x="14.35cm" svg:y="11.918cm">
          <draw:text-box>
            <text:p><text:span text:style-name="T1">47</text:span></text:p>
          </draw:text-box>
        </draw:frame>
        <draw:frame draw:style-name="gr15" draw:text-style-name="P16" draw:layer="layout" svg:width="0.976cm" svg:height="0.725cm" svg:x="15.551cm" svg:y="11.918cm">
          <draw:text-box>
            <text:p><text:span text:style-name="T1">48</text:span></text:p>
          </draw:text-box>
        </draw:frame>
        <draw:frame draw:style-name="gr15" draw:text-style-name="P16" draw:layer="layout" svg:width="0.976cm" svg:height="0.725cm" svg:x="16.852cm" svg:y="11.918cm">
          <draw:text-box>
            <text:p><text:span text:style-name="T1">49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olean Presentation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a xlink:href="https://www.youtube.com/watch?v=hcoikfp64bM" xlink:type="simple">https://www.youtube.com/watch?v=hcoikfp64bM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custom-shape draw:style-name="gr16" draw:text-style-name="P4" draw:layer="layout" svg:width="6.35cm" svg:height="6.35cm" svg:x="14.515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6.35cm" svg:height="3.81cm" svg:x="18.325cm" svg:y="5.71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Omega_1
§svg§600§FALSE§</svg:desc>
          <draw:path draw:style-name="gr7" draw:text-style-name="P7" draw:layer="layout" svg:width="0.929cm" svg:height="0.733cm" svg:x="15.607cm" svg:y="8.306cm" svg:viewBox="0 0 930 734" svg:d="M0 0c310 0 620 0 930 0 0 245 0 489 0 734-310 0-620 0-930 0 0-245 0-489 0-734z">
            <text:p/>
          </draw:path>
          <draw:path draw:style-name="gr8" draw:text-style-name="P8" draw:layer="layout" svg:width="0.619cm" svg:height="0.688cm" svg:x="15.599cm" svg:y="8.256cm" svg:viewBox="0 0 620 689" svg:d="M620 530c-9 0-17 0-25 0-3 25-9 47-17 70-6 16-9 25-64 25-26 0-53 0-79 0 14-56 42-103 87-168 47-66 87-136 87-212 0-136-132-245-299-245-168 0-296 112-296 245 0 76 39 146 84 212 44 65 75 112 89 168-26 0-52 0-78 0-59 0-62-9-67-23-6-22-11-47-17-72-8 0-17 0-25 0 11 53 22 106 33 159 53 0 105 0 157 0 22 0 25 0 25-22 0-67-31-154-53-215-20-59-48-134-48-209 0-157 107-221 196-221 95 0 198 70 198 221 0 75-28 148-56 228-14 42-44 129-44 196 0 22 2 22 25 22 52 0 104 0 156 0 10-53 20-106 31-159z">
            <text:p/>
          </draw:path>
          <draw:path draw:style-name="gr8" draw:text-style-name="P8" draw:layer="layout" svg:width="0.247cm" svg:height="0.454cm" svg:x="16.339cm" svg:y="8.635cm" svg:viewBox="0 0 248 455" svg:d="M154 20c0-17 0-20-20-20-45 45-106 45-134 45 0 8 0 16 0 25 17 0 61 0 98-20 0 116 0 233 0 349 0 22 0 31-67 31-10 0-19 0-28 0 0 8 0 16 0 25 14 0 97-3 123-3 22 0 108 3 122 3 0-9 0-17 0-25-8 0-16 0-25 0-69 0-69-9-69-31 0-127 0-253 0-379z">
            <text:p/>
          </draw:path>
        </draw:g>
        <draw:g>
          <svg:title>TexMaths</svg:title>
          <svg:desc>28§display§\Omega_2§svg§600§FALSE§</svg:desc>
          <draw:path draw:style-name="gr7" draw:text-style-name="P7" draw:layer="layout" svg:width="0.621cm" svg:height="0.468cm" svg:x="19.834cm" svg:y="7.187cm" svg:viewBox="0 0 622 469" svg:d="M0 0c207 0 415 0 622 0 0 156 0 313 0 469-207 0-415 0-622 0 0-156 0-313 0-469z">
            <text:p/>
          </draw:path>
          <draw:path draw:style-name="gr8" draw:text-style-name="P8" draw:layer="layout" svg:width="0.404cm" svg:height="0.439cm" svg:x="19.829cm" svg:y="7.155cm" svg:viewBox="0 0 405 440" svg:d="M405 339c-5 0-10 0-15 0-3 16-7 30-13 44-3 11-5 16-41 16-18 0-35 0-52 0 10-35 28-66 57-107 31-42 57-87 57-135 0-87-86-157-194-157-111 0-195 71-195 157 0 48 26 93 55 135 29 41 49 72 58 107-17 0-34 0-51 0-38 0-40-5-44-14-3-14-7-30-11-46-5 0-11 0-16 0 7 34 15 67 22 101 34 0 68 0 102 0 15 0 16 0 16-14 0-43-20-98-34-137-13-38-31-86-31-134 0-100 69-141 127-141 62 0 130 45 130 141 0 48-18 95-37 146-9 27-29 82-29 125 0 14 2 14 17 14 34 0 68 0 102 0 6-34 13-67 20-101z">
            <text:p/>
          </draw:path>
          <draw:path draw:style-name="gr8" draw:text-style-name="P8" draw:layer="layout" svg:width="0.196cm" svg:height="0.29cm" svg:x="20.292cm" svg:y="7.397cm" svg:viewBox="0 0 197 291" svg:d="M197 210c-5 0-10 0-15 0-1 11-7 36-12 41-4 2-39 2-44 2-28 0-55 0-82 0 47-41 62-52 89-73 33-25 64-53 64-94 0-52-47-86-104-86s-93 39-93 78c0 24 18 25 24 25 9 0 23-7 23-23 0-7-3-23-27-23 15-30 44-41 66-41 43 0 67 34 67 70 0 37-27 67-42 83-36 35-71 69-107 104-4 5-4 5-4 18 61 0 123 0 184 0 4-27 9-54 13-81z">
            <text:p/>
          </draw:path>
        </draw:g>
        <draw:g>
          <svg:title>TexMaths</svg:title>
          <svg:desc>28§display§\partial \Omega_1§svg§600§FALSE§</svg:desc>
          <draw:path draw:style-name="gr7" draw:text-style-name="P7" draw:layer="layout" svg:width="1.509cm" svg:height="0.747cm" svg:x="13.338cm" svg:y="5.03cm" svg:viewBox="0 0 1510 748" svg:d="M755 748c-252 0-503 0-755 0 0-249 0-499 0-748 503 0 1006 0 1510 0 0 249 0 499 0 748-252 0-504 0-755 0z">
            <text:p/>
          </draw:path>
          <draw:path draw:style-name="gr8" draw:text-style-name="P8" draw:layer="layout" svg:width="0.516cm" svg:height="0.722cm" svg:x="13.327cm" svg:y="4.98cm" svg:viewBox="0 0 517 723" svg:d="M417 368c-12-58-51-114-129-114-59 0-123 17-199 92-81 81-89 173-89 204 0 58 45 173 182 173 232 0 335-330 335-469 0-156-92-254-212-254-143 0-188 128-188 156 0 11 9 34 37 34 33 0 53-31 53-53 0-34-31-34-45-34 42-72 112-78 140-78 73 0 143 50 143 176 0 39-9 89-28 167zM185 695c-110 0-110-101-110-112 0-25 26-162 65-220 39-56 89-87 148-87 109 0 109 109 109 129 0 69-62 290-212 290z">
            <text:p/>
          </draw:path>
          <draw:path draw:style-name="gr8" draw:text-style-name="P8" draw:layer="layout" svg:width="0.62cm" svg:height="0.688cm" svg:x="13.908cm" svg:y="4.991cm" svg:viewBox="0 0 621 689" svg:d="M621 530c-9 0-17 0-26 0-5 28-8 50-16 73-6 16-9 22-67 22-26 0-53 0-79 0 14-53 45-100 90-165 45-69 84-136 84-214 0-137-132-246-297-246-170 0-299 112-299 246 0 78 39 145 87 214 42 65 73 112 87 165-27 0-53 0-79 0-58 0-61-6-64-22-8-23-14-48-20-73-7 0-15 0-22 0 10 53 21 106 31 159 52 0 104 0 156 0 23 0 25 0 25-19 0-70-30-157-53-218-19-56-47-134-47-206 0-157 106-224 196-224 95 0 198 70 198 224 0 72-25 147-53 226-17 41-48 131-48 198 0 19 3 19 26 19 52 0 104 0 156 0 11-53 22-106 34-159z">
            <text:p/>
          </draw:path>
          <draw:path draw:style-name="gr8" draw:text-style-name="P8" draw:layer="layout" svg:width="0.251cm" svg:height="0.454cm" svg:x="14.646cm" svg:y="5.373cm" svg:viewBox="0 0 252 455" svg:d="M157 20c0-20-3-20-20-20-45 42-109 45-137 45 0 7 0 15 0 22 17 0 62 0 101-17 0 116 0 233 0 349 0 22 0 31-70 31-9 0-17 0-25 0 0 8 0 16 0 25 11 0 97-3 123-3 19 0 106 3 123 3 0-9 0-17 0-25-10 0-19 0-28 0-67 0-67-9-67-31 0-126 0-253 0-379z">
            <text:p/>
          </draw:path>
        </draw:g>
        <draw:g>
          <svg:title>TexMaths</svg:title>
          <svg:desc>28§display§\partial \Omega_2
§svg§600§FALSE§</svg:desc>
          <draw:path draw:style-name="gr7" draw:text-style-name="P7" draw:layer="layout" svg:width="1.531cm" svg:height="0.747cm" svg:x="24.948cm" svg:y="5.928cm" svg:viewBox="0 0 1532 748" svg:d="M766 748c-255 0-511 0-766 0 0-249 0-499 0-748 511 0 1021 0 1532 0 0 249 0 499 0 748-256 0-511 0-766 0z">
            <text:p/>
          </draw:path>
          <draw:path draw:style-name="gr8" draw:text-style-name="P8" draw:layer="layout" svg:width="0.516cm" svg:height="0.722cm" svg:x="24.937cm" svg:y="5.878cm" svg:viewBox="0 0 517 723" svg:d="M416 368c-11-58-50-114-128-114-59 0-123 17-199 92-81 81-89 173-89 204 0 58 45 173 182 173 232 0 335-330 335-469 0-156-92-254-212-254-143 0-188 128-188 156 0 11 9 34 37 34 33 0 53-31 53-53 0-34-31-34-45-34 42-72 112-78 140-78 73 0 142 50 142 176 0 39-8 89-28 167zM184 695c-109 0-109-101-109-112 0-25 26-162 65-220 42-56 89-87 148-87 109 0 109 109 109 129 0 69-62 290-213 290z">
            <text:p/>
          </draw:path>
          <draw:path draw:style-name="gr8" draw:text-style-name="P8" draw:layer="layout" svg:width="0.62cm" svg:height="0.688cm" svg:x="25.518cm" svg:y="5.889cm" svg:viewBox="0 0 621 689" svg:d="M621 530c-9 0-17 0-26 0-5 28-8 50-16 73-6 16-9 22-65 22-27 0-54 0-81 0 14-53 45-100 90-165 44-69 86-136 86-214 0-137-134-246-299-246-170 0-299 112-299 246 0 78 39 145 87 214 42 65 72 112 86 165-26 0-52 0-78 0-58 0-61-6-64-22-8-23-14-48-20-73-7 0-15 0-22 0 10 53 20 106 31 159 52 0 104 0 156 0 23 0 25 0 25-19 0-70-30-157-53-218-19-56-47-134-47-206 0-157 109-224 198-224 92 0 196 70 196 224 0 72-25 147-53 226-17 41-48 131-48 198 0 19 3 19 25 19 53 0 105 0 157 0 11-53 22-106 34-159z">
            <text:p/>
          </draw:path>
          <draw:path draw:style-name="gr8" draw:text-style-name="P8" draw:layer="layout" svg:width="0.304cm" svg:height="0.454cm" svg:x="26.225cm" svg:y="6.271cm" svg:viewBox="0 0 305 455" svg:d="M305 329c-9 0-17 0-25 0 0 17-9 56-17 62-6 5-59 5-67 5-43 0-86 0-129 0 73-64 98-83 140-114 50-42 98-84 98-148 0-84-73-134-162-134-84 0-143 59-143 123 0 33 31 39 36 39 17 0 37-14 37-36 0-14-6-37-39-37 19-50 67-64 100-64 67 0 104 53 104 109 0 59-42 106-65 131-55 54-110 108-165 162-8 5-8 8-8 28 94 0 188 0 282 0 8-42 15-84 23-126z">
            <text:p/>
          </draw:path>
        </draw:g>
        <draw:line draw:style-name="gr18" draw:text-style-name="P4" draw:layer="layout" svg:x1="18.225cm" svg:y1="5.715cm" svg:x2="20.13cm" svg:y2="5.715cm">
          <text:p/>
        </draw:line>
        <draw:line draw:style-name="gr18" draw:text-style-name="P4" draw:layer="layout" svg:x1="18.325cm" svg:y1="5.715cm" svg:x2="18.325cm" svg:y2="9.525cm">
          <text:p/>
        </draw:line>
        <draw:line draw:style-name="gr18" draw:text-style-name="P4" draw:layer="layout" svg:x1="18.325cm" svg:y1="5.715cm" svg:x2="18.325cm" svg:y2="9.525cm">
          <text:p/>
        </draw:line>
        <draw:path draw:style-name="gr19" draw:text-style-name="P4" draw:layer="layout" svg:width="3.172cm" svg:height="2.134cm" draw:transform="rotate (-0.9848892969004) translate (20.2493838722946cm 5.70074524547589cm)" svg:viewBox="0 0 3173 2135" svg:d="M0 0c277-6 549 67 821 112 263 44 513 130 760 245 261 122 502 259 729 425 215 158 371 385 522 607l167 226 127 287 47 233">
          <text:p/>
        </draw:path>
        <draw:line draw:style-name="gr18" draw:text-style-name="P4" draw:layer="layout" svg:x1="18.226cm" svg:y1="9.515cm" svg:x2="20.131cm" svg:y2="9.515cm">
          <text:p/>
        </draw:line>
        <draw:g>
          <svg:title>TexMaths</svg:title>
          <svg:desc>28§display§\cap§svg§600§FALSE§</svg:desc>
          <draw:path draw:style-name="gr7" draw:text-style-name="P7" draw:layer="layout" svg:width="0.276cm" svg:height="0.253cm" svg:x="22.081cm" svg:y="6.498cm" svg:viewBox="0 0 277 254" svg:d="M0 0c92 0 185 0 277 0 0 85 0 170 0 254-92 0-185 0-277 0 0-84 0-169 0-254z">
            <text:p/>
          </draw:path>
          <draw:path draw:style-name="gr8" draw:text-style-name="P8" draw:layer="layout" svg:width="0.303cm" svg:height="0.304cm" svg:x="22.082cm" svg:y="6.473cm" svg:viewBox="0 0 304 305" svg:d="M304 107c0-75-84-107-151-107-72 0-153 35-153 107 0 60 0 120 0 180 0 10 0 18 11 18s11-8 11-18c0-59 0-118 0-177 0-75 89-90 131-90 23 0 57 4 87 21 42 24 42 56 42 69 0 59 0 118 0 177 0 10 0 18 11 18s11-8 11-18c0-60 0-120 0-180z">
            <text:p/>
          </draw:path>
        </draw:g>
        <draw:g>
          <svg:title>TexMaths</svg:title>
          <svg:desc>28§display§\Omega_2§svg§600§FALSE§</svg:desc>
          <draw:path draw:style-name="gr7" draw:text-style-name="P7" draw:layer="layout" svg:width="0.621cm" svg:height="0.446cm" svg:x="22.633cm" svg:y="6.4cm" svg:viewBox="0 0 622 447" svg:d="M0 0c207 0 415 0 622 0 0 149 0 298 0 447-207 0-415 0-622 0 0-149 0-298 0-447z">
            <text:p/>
          </draw:path>
          <draw:path draw:style-name="gr8" draw:text-style-name="P8" draw:layer="layout" svg:width="0.404cm" svg:height="0.419cm" svg:x="22.628cm" svg:y="6.369cm" svg:viewBox="0 0 405 420" svg:d="M405 323c-5 0-10 0-15 0-3 15-7 29-13 42-3 10-5 16-41 16-18 0-35 0-52 0 10-34 28-63 57-102 31-41 57-84 57-129 0-84-86-150-194-150-111 0-195 68-195 150 0 45 26 88 55 129 29 39 49 68 58 102-17 0-34 0-51 0-38 0-40-6-44-14-3-14-7-29-11-44-5 0-11 0-16 0 7 32 15 64 22 97 34 0 68 0 102 0 15 0 16 0 16-14 0-41-20-93-34-131-13-35-31-81-31-127 0-95 69-134 127-134 62 0 130 42 130 134 0 46-18 90-37 139-9 26-29 78-29 119 0 14 2 14 17 14 34 0 68 0 102 0 6-33 13-65 20-97z">
            <text:p/>
          </draw:path>
          <draw:path draw:style-name="gr8" draw:text-style-name="P8" draw:layer="layout" svg:width="0.196cm" svg:height="0.276cm" svg:x="23.091cm" svg:y="6.6cm" svg:viewBox="0 0 197 277" svg:d="M197 200c-5 0-10 0-15 0-1 11-7 34-12 40-4 1-39 1-44 1-28 0-55 0-82 0 47-39 62-49 89-69 33-24 64-51 64-90 0-50-47-82-104-82s-93 37-93 75c0 22 18 24 24 24 9 0 23-7 23-23 0-6-3-22-27-22 15-29 44-39 66-39 43 0 67 33 67 67 0 35-27 64-42 79-36 33-71 66-107 99-4 5-4 5-4 17 61 0 123 0 184 0 4-26 9-51 13-77z">
            <text:p/>
          </draw:path>
        </draw:g>
        <draw:g>
          <svg:title>TexMaths</svg:title>
          <svg:desc>28§display§\partial \Omega_1§svg§600§FALSE§</svg:desc>
          <draw:path draw:style-name="gr7" draw:text-style-name="P7" draw:layer="layout" svg:width="0.975cm" svg:height="0.447cm" svg:x="20.872cm" svg:y="6.38cm" svg:viewBox="0 0 976 448" svg:d="M488 448c-163 0-325 0-488 0 0-149 0-299 0-448 325 0 651 0 976 0 0 149 0 299 0 448-162 0-325 0-488 0z">
            <text:p/>
          </draw:path>
          <draw:path draw:style-name="gr8" draw:text-style-name="P8" draw:layer="layout" svg:width="0.333cm" svg:height="0.432cm" svg:x="20.865cm" svg:y="6.35cm" svg:viewBox="0 0 334 433" svg:d="M269 221c-7-35-32-69-83-69-38 0-79 10-128 55-53 49-58 104-58 122 0 35 29 104 118 104 150 0 216-197 216-281 0-93-59-152-137-152-92 0-121 77-121 94 0 6 5 20 23 20 22 0 35-19 35-32 0-20-20-20-29-20 27-44 72-47 90-47 47 0 92 30 92 105 0 24-5 54-18 101zM119 416c-70 0-70-60-70-67 0-15 16-97 41-132 26-33 58-52 96-52 71 0 71 66 71 77 0 42-40 174-138 174z">
            <text:p/>
          </draw:path>
          <draw:path draw:style-name="gr8" draw:text-style-name="P8" draw:layer="layout" svg:width="0.4cm" svg:height="0.412cm" svg:x="21.241cm" svg:y="6.357cm" svg:viewBox="0 0 401 413" svg:d="M401 318c-5 0-10 0-16 0-4 16-5 30-11 43-3 10-5 13-43 13-17 0-34 0-51 0 9-31 29-60 58-98 29-42 54-82 54-129 0-82-85-147-191-147-111 0-194 67-194 147 0 47 26 87 56 129 27 38 47 67 56 98-17 0-33 0-50 0-38 0-40-3-42-13-5-13-9-28-13-43-4 0-9 0-14 0 7 31 13 63 20 95 34 0 67 0 101 0 15 0 16 0 16-12 0-42-19-93-34-130-13-34-31-80-31-124 0-94 69-134 127-134 61 0 128 42 128 134 0 44-16 89-34 135-11 26-31 79-31 119 0 12 2 12 16 12 34 0 68 0 102 0 7-32 14-64 21-95z">
            <text:p/>
          </draw:path>
          <draw:path draw:style-name="gr8" draw:text-style-name="P8" draw:layer="layout" svg:width="0.162cm" svg:height="0.271cm" svg:x="21.718cm" svg:y="6.586cm" svg:viewBox="0 0 163 272" svg:d="M101 12c0-12-2-12-12-12-29 25-71 27-89 27 0 4 0 9 0 13 11 0 40 0 65-10 0 70 0 139 0 209 0 13 0 18-45 18-6 0-11 0-16 0 0 5 0 10 0 15 7 0 63-1 79-1 13 0 69 1 80 1 0-5 0-10 0-15-6 0-12 0-18 0-44 0-44-5-44-18 0-76 0-152 0-227z">
            <text:p/>
          </draw:path>
        </draw:g>
        <draw:g>
          <svg:title>TexMaths</svg:title>
          <svg:desc>28§display§\partial \Omega_2
§svg§600§FALSE§</svg:desc>
          <draw:path draw:style-name="gr7" draw:text-style-name="P7" draw:layer="layout" svg:width="0.976cm" svg:height="0.447cm" svg:x="17.059cm" svg:y="7.05cm" svg:viewBox="0 0 977 448" svg:d="M488 448c-162 0-325 0-488 0 0-149 0-299 0-448 326 0 651 0 977 0 0 149 0 299 0 448-163 0-326 0-489 0z">
            <text:p/>
          </draw:path>
          <draw:path draw:style-name="gr8" draw:text-style-name="P8" draw:layer="layout" svg:width="0.329cm" svg:height="0.432cm" svg:x="17.052cm" svg:y="7.02cm" svg:viewBox="0 0 330 433" svg:d="M266 221c-8-35-32-69-82-69-38 0-79 10-127 55-52 49-57 104-57 122 0 35 29 104 116 104 148 0 214-197 214-281 0-93-59-152-136-152-91 0-119 77-119 94 0 6 5 20 23 20 21 0 34-19 34-32 0-20-20-20-29-20 27-44 72-47 90-47 46 0 90 30 90 105 0 24-5 54-17 101zM118 416c-70 0-70-60-70-67 0-15 16-97 41-132 27-33 57-52 95-52 69 0 69 66 69 77 0 42-39 174-135 174z">
            <text:p/>
          </draw:path>
          <draw:path draw:style-name="gr8" draw:text-style-name="P8" draw:layer="layout" svg:width="0.395cm" svg:height="0.412cm" svg:x="17.423cm" svg:y="7.026cm" svg:viewBox="0 0 396 413" svg:d="M396 318c-6 0-11 0-16 0-4 16-6 30-11 43-4 10-5 13-41 13-17 0-34 0-52 0 9-31 29-60 57-98 29-42 56-82 56-129 0-82-86-147-191-147-109 0-191 67-191 147 0 47 25 87 55 129 27 38 47 67 56 98-17 0-34 0-50 0-38 0-39-3-41-13-6-13-9-28-13-43-4 0-9 0-14 0 7 31 13 63 20 95 33 0 66 0 99 0 15 0 16 0 16-12 0-42-19-93-33-130-13-34-31-80-31-124 0-94 70-134 127-134 59 0 125 42 125 134 0 44-16 89-34 135-11 26-31 79-31 119 0 12 2 12 17 12 33 0 66 0 99 0 7-32 15-64 22-95z">
            <text:p/>
          </draw:path>
          <draw:path draw:style-name="gr8" draw:text-style-name="P8" draw:layer="layout" svg:width="0.193cm" svg:height="0.271cm" svg:x="17.874cm" svg:y="7.255cm" svg:viewBox="0 0 194 272" svg:d="M194 197c-5 0-10 0-16 0 0 10-5 34-10 37-4 3-38 3-43 3-28 0-55 0-82 0 46-38 62-50 89-68 32-25 62-50 62-89 0-50-46-80-103-80-54 0-91 35-91 74 0 20 20 23 23 23 11 0 23-8 23-22 0-8-3-22-25-22 13-30 43-38 65-38 42 0 66 32 66 65 0 35-27 64-41 79-36 32-71 64-106 97-5 3-5 5-5 16 60 0 120 0 180 0 5-25 10-50 14-75z">
            <text:p/>
          </draw:path>
        </draw:g>
        <draw:g>
          <svg:title>TexMaths</svg:title>
          <svg:desc>28§display§\Omega_1
§svg§600§FALSE§</svg:desc>
          <draw:path draw:style-name="gr7" draw:text-style-name="P7" draw:layer="layout" svg:width="0.62cm" svg:height="0.446cm" svg:x="15.788cm" svg:y="7.044cm" svg:viewBox="0 0 621 447" svg:d="M0 0c207 0 414 0 621 0 0 149 0 298 0 447-207 0-414 0-621 0 0-149 0-298 0-447z">
            <text:p/>
          </draw:path>
          <draw:path draw:style-name="gr8" draw:text-style-name="P8" draw:layer="layout" svg:width="0.413cm" svg:height="0.419cm" svg:x="15.782cm" svg:y="7.014cm" svg:viewBox="0 0 414 420" svg:d="M414 323c-6 0-11 0-17 0-2 15-5 29-11 42-4 10-6 16-43 16-17 0-35 0-52 0 9-34 28-63 58-102 31-41 57-84 57-129 0-84-87-150-199-150s-198 68-198 150c0 45 26 88 56 129 30 39 51 68 60 102-17 0-35 0-52 0-39 0-41-6-45-14-4-14-7-29-11-44-6 0-11 0-17 0 7 32 15 64 22 97 35 0 70 0 105 0 15 0 17 0 17-14 0-41-21-93-36-131-13-35-32-81-32-127 0-95 71-134 131-134 63 0 132 42 132 134 0 46-18 90-37 139-9 26-30 78-30 119 0 14 2 14 17 14 35 0 70 0 104 0 7-33 14-65 21-97z">
            <text:p/>
          </draw:path>
          <draw:path draw:style-name="gr8" draw:text-style-name="P8" draw:layer="layout" svg:width="0.165cm" svg:height="0.276cm" svg:x="16.276cm" svg:y="7.245cm" svg:viewBox="0 0 166 277" svg:d="M103 12c0-10 0-12-13-12-30 27-71 27-90 27 0 5 0 10 0 15 11 0 41 0 65-11 0 70 0 141 0 212 0 14 0 19-44 19-7 0-13 0-19 0 0 5 0 10 0 15 9 0 65-2 82-2 15 0 73 2 82 2 0-5 0-10 0-15-6 0-11 0-17 0-46 0-46-5-46-19 0-77 0-154 0-231z">
            <text:p/>
          </draw:path>
        </draw:g>
        <draw:g>
          <svg:title>TexMaths</svg:title>
          <svg:desc>28§display§\cap§svg§600§FALSE§</svg:desc>
          <draw:path draw:style-name="gr7" draw:text-style-name="P7" draw:layer="layout" svg:width="0.276cm" svg:height="0.253cm" svg:x="16.579cm" svg:y="7.098cm" svg:viewBox="0 0 277 254" svg:d="M0 0c92 0 185 0 277 0 0 85 0 170 0 254-92 0-185 0-277 0 0-84 0-169 0-254z">
            <text:p/>
          </draw:path>
          <draw:path draw:style-name="gr8" draw:text-style-name="P8" draw:layer="layout" svg:width="0.303cm" svg:height="0.304cm" svg:x="16.581cm" svg:y="7.073cm" svg:viewBox="0 0 304 305" svg:d="M304 107c0-75-84-107-151-107-72 0-153 35-153 107 0 60 0 120 0 180 0 10 0 18 11 18s11-8 11-18c0-59 0-118 0-177 0-75 89-90 131-90 23 0 57 4 87 21 42 24 42 56 42 69 0 59 0 118 0 177 0 10 0 18 11 18s11-8 11-18c0-60 0-120 0-180z">
            <text:p/>
          </draw:path>
        </draw:g>
        <draw:g>
          <svg:title>TexMaths</svg:title>
          <svg:desc>28§display§\Omega_1
§svg§600§FALSE§</svg:desc>
          <draw:path draw:style-name="gr7" draw:text-style-name="P7" draw:layer="layout" svg:width="0.62cm" svg:height="0.446cm" svg:x="18.605cm" svg:y="7.188cm" svg:viewBox="0 0 621 447" svg:d="M0 0c207 0 414 0 621 0 0 149 0 298 0 447-207 0-414 0-621 0 0-149 0-298 0-447z">
            <text:p/>
          </draw:path>
          <draw:path draw:style-name="gr8" draw:text-style-name="P8" draw:layer="layout" svg:width="0.413cm" svg:height="0.419cm" svg:x="18.599cm" svg:y="7.157cm" svg:viewBox="0 0 414 420" svg:d="M414 323c-6 0-11 0-17 0-2 15-5 29-11 42-4 10-6 16-43 16-17 0-35 0-52 0 9-34 28-63 58-102 31-41 57-84 57-129 0-84-87-150-199-150s-198 68-198 150c0 45 26 88 56 129 30 39 51 68 60 102-17 0-35 0-52 0-39 0-41-6-45-14-4-14-7-29-11-44-6 0-11 0-17 0 7 32 15 64 22 97 35 0 70 0 105 0 15 0 17 0 17-14 0-41-21-93-36-131-13-35-32-81-32-127 0-95 71-134 131-134 63 0 132 42 132 134 0 46-18 90-37 139-9 26-30 78-30 119 0 14 2 14 17 14 35 0 70 0 104 0 7-33 14-65 21-97z">
            <text:p/>
          </draw:path>
          <draw:path draw:style-name="gr8" draw:text-style-name="P8" draw:layer="layout" svg:width="0.165cm" svg:height="0.276cm" svg:x="19.093cm" svg:y="7.388cm" svg:viewBox="0 0 166 277" svg:d="M103 12c0-10 0-12-13-12-30 27-71 27-90 27 0 5 0 10 0 15 11 0 41 0 65-11 0 70 0 141 0 212 0 14 0 19-44 19-7 0-13 0-19 0 0 5 0 10 0 15 9 0 65-2 82-2 15 0 73 2 82 2 0-5 0-10 0-15-6 0-11 0-17 0-46 0-46-5-46-19 0-77 0-154 0-231z">
            <text:p/>
          </draw:path>
        </draw:g>
        <draw:g>
          <svg:title>TexMaths</svg:title>
          <svg:desc>28§display§\cap§svg§600§FALSE§</svg:desc>
          <draw:path draw:style-name="gr7" draw:text-style-name="P7" draw:layer="layout" svg:width="0.276cm" svg:height="0.253cm" svg:x="19.382cm" svg:y="7.199cm" svg:viewBox="0 0 277 254" svg:d="M0 0c92 0 185 0 277 0 0 85 0 170 0 254-92 0-185 0-277 0 0-84 0-169 0-254z">
            <text:p/>
          </draw:path>
          <draw:path draw:style-name="gr8" draw:text-style-name="P8" draw:layer="layout" svg:width="0.303cm" svg:height="0.304cm" svg:x="19.383cm" svg:y="7.174cm" svg:viewBox="0 0 304 305" svg:d="M304 107c0-75-84-107-151-107-72 0-153 35-153 107 0 60 0 120 0 180 0 10 0 18 11 18s11-8 11-18c0-59 0-118 0-177 0-75 89-90 131-90 23 0 57 4 87 21 42 24 42 56 42 69 0 59 0 118 0 177 0 10 0 18 11 18s11-8 11-18c0-60 0-120 0-180z">
            <text:p/>
          </draw:path>
        </draw:g>
        <draw:g>
          <svg:title>TexMaths</svg:title>
          <svg:desc>28§display§\Omega_2§svg§600§FALSE§</svg:desc>
          <draw:path draw:style-name="gr7" draw:text-style-name="P7" draw:layer="layout" svg:width="0.956cm" svg:height="0.691cm" svg:x="22.637cm" svg:y="8.103cm" svg:viewBox="0 0 957 692" svg:d="M0 0c319 0 638 0 957 0 0 231 0 462 0 692-319 0-638 0-957 0 0-230 0-461 0-692z">
            <text:p/>
          </draw:path>
          <draw:path draw:style-name="gr8" draw:text-style-name="P8" draw:layer="layout" svg:width="0.622cm" svg:height="0.649cm" svg:x="22.629cm" svg:y="8.056cm" svg:viewBox="0 0 623 650" svg:d="M623 500c-7 0-15 0-22 0-6 24-12 45-20 66-6 16-8 24-65 24-26 0-52 0-78 0 14-53 42-98 87-158 48-64 87-129 87-200 0-129-132-232-298-232-171 0-300 105-300 232 0 71 39 136 84 200 45 60 76 105 90 158-26 0-52 0-79 0-58 0-61-8-67-21-6-22-11-45-17-69-8 0-17 0-25 0 11 50 22 100 34 150 52 0 104 0 157 0 22 0 25 0 25-21 0-63-31-145-53-203-20-55-48-126-48-197 0-147 107-208 197-208 95 0 199 66 199 208 0 71-28 139-56 216-14 39-45 121-45 184 0 21 3 21 25 21 52 0 105 0 157 0 11-50 21-100 31-150z">
            <text:p/>
          </draw:path>
          <draw:path draw:style-name="gr8" draw:text-style-name="P8" draw:layer="layout" svg:width="0.302cm" svg:height="0.428cm" svg:x="23.342cm" svg:y="8.414cm" svg:viewBox="0 0 303 429" svg:d="M303 311c-7 0-15 0-22 0-3 15-12 52-20 60-6 3-59 3-67 3-42 0-85 0-127 0 73-61 96-77 138-108 50-37 98-79 98-140 0-76-73-126-160-126s-143 58-143 116c0 34 28 37 36 37 15 0 37-11 37-35 0-10-6-34-42-34 22-45 67-60 101-60 67 0 104 50 104 102 0 56-42 100-65 124-55 51-110 102-165 153-6 8-6 8-6 26 95 0 189 0 284 0 6-39 13-79 19-118z">
            <text:p/>
          </draw:path>
        </draw:g>
        <draw:line draw:style-name="gr20" draw:text-style-name="P4" draw:layer="layout" svg:x1="22.135cm" svg:y1="3.81cm" svg:x2="20.23cm" svg:y2="5.715cm">
          <text:p/>
        </draw:line>
        <draw:g>
          <svg:title>TexMaths</svg:title>
          <svg:desc>28§display§\partial \Omega_2
§svg§600§FALSE§</svg:desc>
          <draw:path draw:style-name="gr7" draw:text-style-name="P7" draw:layer="layout" svg:width="0.976cm" svg:height="0.447cm" svg:x="22.777cm" svg:y="3.132cm" svg:viewBox="0 0 977 448" svg:d="M488 448c-162 0-325 0-488 0 0-149 0-299 0-448 326 0 651 0 977 0 0 149 0 299 0 448-163 0-326 0-489 0z">
            <text:p/>
          </draw:path>
          <draw:path draw:style-name="gr8" draw:text-style-name="P8" draw:layer="layout" svg:width="0.329cm" svg:height="0.432cm" svg:x="22.77cm" svg:y="3.102cm" svg:viewBox="0 0 330 433" svg:d="M266 221c-8-35-32-69-82-69-38 0-79 10-127 55-52 49-57 104-57 122 0 35 29 104 116 104 148 0 214-197 214-281 0-93-59-152-136-152-91 0-119 77-119 94 0 6 5 20 23 20 21 0 34-19 34-32 0-20-20-20-29-20 27-44 72-47 90-47 46 0 90 30 90 105 0 24-5 54-17 101zM118 416c-70 0-70-60-70-67 0-15 16-97 41-132 27-33 57-52 95-52 69 0 69 66 69 77 0 42-39 174-135 174z">
            <text:p/>
          </draw:path>
          <draw:path draw:style-name="gr8" draw:text-style-name="P8" draw:layer="layout" svg:width="0.395cm" svg:height="0.412cm" svg:x="23.141cm" svg:y="3.108cm" svg:viewBox="0 0 396 413" svg:d="M396 318c-6 0-11 0-16 0-4 16-6 30-11 43-4 10-5 13-41 13-17 0-34 0-52 0 9-31 29-60 57-98 29-42 56-82 56-129 0-82-86-147-191-147-109 0-191 67-191 147 0 47 25 87 55 129 27 38 47 67 56 98-17 0-34 0-50 0-38 0-39-3-41-13-6-13-9-28-13-43-4 0-9 0-14 0 7 31 13 63 20 95 33 0 66 0 99 0 15 0 16 0 16-12 0-42-19-93-33-130-13-34-31-80-31-124 0-94 70-134 127-134 59 0 125 42 125 134 0 44-16 89-34 135-11 26-31 79-31 119 0 12 2 12 17 12 33 0 66 0 99 0 7-32 15-64 22-95z">
            <text:p/>
          </draw:path>
          <draw:path draw:style-name="gr8" draw:text-style-name="P8" draw:layer="layout" svg:width="0.193cm" svg:height="0.271cm" svg:x="23.592cm" svg:y="3.337cm" svg:viewBox="0 0 194 272" svg:d="M194 197c-5 0-10 0-16 0 0 10-5 34-10 37-4 3-38 3-43 3-28 0-55 0-82 0 46-38 62-50 89-68 32-25 62-50 62-89 0-50-46-80-103-80-54 0-91 35-91 74 0 20 20 23 23 23 11 0 23-8 23-22 0-8-3-22-25-22 13-30 43-38 65-38 42 0 66 32 66 65 0 35-27 64-41 79-36 32-71 64-106 97-5 3-5 5-5 16 60 0 120 0 180 0 5-25 10-50 14-75z">
            <text:p/>
          </draw:path>
        </draw:g>
        <draw:g>
          <svg:title>TexMaths</svg:title>
          <svg:desc>28§display§\partial \Omega_1§svg§600§FALSE§</svg:desc>
          <draw:path draw:style-name="gr7" draw:text-style-name="P7" draw:layer="layout" svg:width="0.975cm" svg:height="0.447cm" svg:x="21.126cm" svg:y="3.132cm" svg:viewBox="0 0 976 448" svg:d="M488 448c-163 0-325 0-488 0 0-149 0-299 0-448 325 0 651 0 976 0 0 149 0 299 0 448-162 0-325 0-488 0z">
            <text:p/>
          </draw:path>
          <draw:path draw:style-name="gr8" draw:text-style-name="P8" draw:layer="layout" svg:width="0.333cm" svg:height="0.432cm" svg:x="21.119cm" svg:y="3.102cm" svg:viewBox="0 0 334 433" svg:d="M269 221c-7-35-32-69-83-69-38 0-79 10-128 55-53 49-58 104-58 122 0 35 29 104 118 104 150 0 216-197 216-281 0-93-59-152-137-152-92 0-121 77-121 94 0 6 5 20 23 20 22 0 35-19 35-32 0-20-20-20-29-20 27-44 72-47 90-47 47 0 92 30 92 105 0 24-5 54-18 101zM119 416c-70 0-70-60-70-67 0-15 16-97 41-132 26-33 58-52 96-52 71 0 71 66 71 77 0 42-40 174-138 174z">
            <text:p/>
          </draw:path>
          <draw:path draw:style-name="gr8" draw:text-style-name="P8" draw:layer="layout" svg:width="0.4cm" svg:height="0.412cm" svg:x="21.495cm" svg:y="3.109cm" svg:viewBox="0 0 401 413" svg:d="M401 318c-5 0-10 0-16 0-4 16-5 30-11 43-3 10-5 13-43 13-17 0-34 0-51 0 9-31 29-60 58-98 29-42 54-82 54-129 0-82-85-147-191-147-111 0-194 67-194 147 0 47 26 87 56 129 27 38 47 67 56 98-17 0-33 0-50 0-38 0-40-3-42-13-5-13-9-28-13-43-4 0-9 0-14 0 7 31 13 63 20 95 34 0 67 0 101 0 15 0 16 0 16-12 0-42-19-93-34-130-13-34-31-80-31-124 0-94 69-134 127-134 61 0 128 42 128 134 0 44-16 89-34 135-11 26-31 79-31 119 0 12 2 12 16 12 34 0 68 0 102 0 7-32 14-64 21-95z">
            <text:p/>
          </draw:path>
          <draw:path draw:style-name="gr8" draw:text-style-name="P8" draw:layer="layout" svg:width="0.162cm" svg:height="0.271cm" svg:x="21.972cm" svg:y="3.338cm" svg:viewBox="0 0 163 272" svg:d="M101 12c0-12-2-12-12-12-29 25-71 27-89 27 0 4 0 9 0 13 11 0 40 0 65-10 0 70 0 139 0 209 0 13 0 18-45 18-6 0-11 0-16 0 0 5 0 10 0 15 7 0 63-1 79-1 13 0 69 1 80 1 0-5 0-10 0-15-6 0-12 0-18 0-44 0-44-5-44-18 0-76 0-152 0-227z">
            <text:p/>
          </draw:path>
        </draw:g>
        <draw:g>
          <svg:title>TexMaths</svg:title>
          <svg:desc>28§display§\cap§svg§600§FALSE§</svg:desc>
          <draw:path draw:style-name="gr7" draw:text-style-name="P7" draw:layer="layout" svg:width="0.276cm" svg:height="0.253cm" svg:x="22.282cm" svg:y="3.199cm" svg:viewBox="0 0 277 254" svg:d="M0 0c92 0 185 0 277 0 0 85 0 170 0 254-92 0-185 0-277 0 0-84 0-169 0-254z">
            <text:p/>
          </draw:path>
          <draw:path draw:style-name="gr8" draw:text-style-name="P8" draw:layer="layout" svg:width="0.303cm" svg:height="0.304cm" svg:x="22.283cm" svg:y="3.174cm" svg:viewBox="0 0 304 305" svg:d="M304 107c0-75-84-107-151-107-72 0-153 35-153 107 0 60 0 120 0 180 0 10 0 18 11 18s11-8 11-18c0-59 0-118 0-177 0-75 89-90 131-90 23 0 57 4 87 21 42 24 42 56 42 69 0 59 0 118 0 177 0 10 0 18 11 18s11-8 11-18c0-60 0-120 0-180z">
            <text:p/>
          </draw:path>
        </draw:g>
        <draw:line draw:style-name="gr20" draw:text-style-name="P4" draw:layer="layout" svg:x1="21.5cm" svg:y1="10.795cm" svg:x2="20.23cm" svg:y2="9.525cm">
          <text:p/>
        </draw:line>
        <draw:g>
          <svg:title>TexMaths</svg:title>
          <svg:desc>28§display§\partial \Omega_2
§svg§600§FALSE§</svg:desc>
          <draw:path draw:style-name="gr7" draw:text-style-name="P7" draw:layer="layout" svg:width="0.976cm" svg:height="0.447cm" svg:x="22.778cm" svg:y="10.932cm" svg:viewBox="0 0 977 448" svg:d="M488 448c-162 0-325 0-488 0 0-149 0-299 0-448 326 0 651 0 977 0 0 149 0 299 0 448-163 0-326 0-489 0z">
            <text:p/>
          </draw:path>
          <draw:path draw:style-name="gr8" draw:text-style-name="P8" draw:layer="layout" svg:width="0.329cm" svg:height="0.432cm" svg:x="22.771cm" svg:y="10.902cm" svg:viewBox="0 0 330 433" svg:d="M266 221c-8-35-32-69-82-69-38 0-79 10-127 55-52 49-57 104-57 122 0 35 29 104 116 104 148 0 214-197 214-281 0-93-59-152-136-152-91 0-119 77-119 94 0 6 5 20 23 20 21 0 34-19 34-32 0-20-20-20-29-20 27-44 72-47 90-47 46 0 90 30 90 105 0 24-5 54-17 101zM118 416c-70 0-70-60-70-67 0-15 16-97 41-132 27-33 57-52 95-52 69 0 69 66 69 77 0 42-39 174-135 174z">
            <text:p/>
          </draw:path>
          <draw:path draw:style-name="gr8" draw:text-style-name="P8" draw:layer="layout" svg:width="0.395cm" svg:height="0.412cm" svg:x="23.142cm" svg:y="10.908cm" svg:viewBox="0 0 396 413" svg:d="M396 318c-6 0-11 0-16 0-4 16-6 30-11 43-4 10-5 13-41 13-17 0-34 0-52 0 9-31 29-60 57-98 29-42 56-82 56-129 0-82-86-147-191-147-109 0-191 67-191 147 0 47 25 87 55 129 27 38 47 67 56 98-17 0-34 0-50 0-38 0-39-3-41-13-6-13-9-28-13-43-4 0-9 0-14 0 7 31 13 63 20 95 33 0 66 0 99 0 15 0 16 0 16-12 0-42-19-93-33-130-13-34-31-80-31-124 0-94 70-134 127-134 59 0 125 42 125 134 0 44-16 89-34 135-11 26-31 79-31 119 0 12 2 12 17 12 33 0 66 0 99 0 7-32 15-64 22-95z">
            <text:p/>
          </draw:path>
          <draw:path draw:style-name="gr8" draw:text-style-name="P8" draw:layer="layout" svg:width="0.193cm" svg:height="0.271cm" svg:x="23.593cm" svg:y="11.137cm" svg:viewBox="0 0 194 272" svg:d="M194 197c-5 0-10 0-16 0 0 10-5 34-10 37-4 3-38 3-43 3-28 0-55 0-82 0 46-38 62-50 89-68 32-25 62-50 62-89 0-50-46-80-103-80-54 0-91 35-91 74 0 20 20 23 23 23 11 0 23-8 23-22 0-8-3-22-25-22 13-30 43-38 65-38 42 0 66 32 66 65 0 35-27 64-41 79-36 32-71 64-106 97-5 3-5 5-5 16 60 0 120 0 180 0 5-25 10-50 14-75z">
            <text:p/>
          </draw:path>
        </draw:g>
        <draw:g>
          <svg:title>TexMaths</svg:title>
          <svg:desc>28§display§\partial \Omega_1§svg§600§FALSE§</svg:desc>
          <draw:path draw:style-name="gr7" draw:text-style-name="P7" draw:layer="layout" svg:width="0.975cm" svg:height="0.447cm" svg:x="21.127cm" svg:y="10.932cm" svg:viewBox="0 0 976 448" svg:d="M488 448c-163 0-325 0-488 0 0-149 0-299 0-448 325 0 651 0 976 0 0 149 0 299 0 448-162 0-325 0-488 0z">
            <text:p/>
          </draw:path>
          <draw:path draw:style-name="gr8" draw:text-style-name="P8" draw:layer="layout" svg:width="0.333cm" svg:height="0.432cm" svg:x="21.12cm" svg:y="10.902cm" svg:viewBox="0 0 334 433" svg:d="M269 221c-7-35-32-69-83-69-38 0-79 10-128 55-53 49-58 104-58 122 0 35 29 104 118 104 150 0 216-197 216-281 0-93-59-152-137-152-92 0-121 77-121 94 0 6 5 20 23 20 22 0 35-19 35-32 0-20-20-20-29-20 27-44 72-47 90-47 47 0 92 30 92 105 0 24-5 54-18 101zM119 416c-70 0-70-60-70-67 0-15 16-97 41-132 26-33 58-52 96-52 71 0 71 66 71 77 0 42-40 174-138 174z">
            <text:p/>
          </draw:path>
          <draw:path draw:style-name="gr8" draw:text-style-name="P8" draw:layer="layout" svg:width="0.4cm" svg:height="0.412cm" svg:x="21.496cm" svg:y="10.909cm" svg:viewBox="0 0 401 413" svg:d="M401 318c-5 0-10 0-16 0-4 16-5 30-11 43-3 10-5 13-43 13-17 0-34 0-51 0 9-31 29-60 58-98 29-42 54-82 54-129 0-82-85-147-191-147-111 0-194 67-194 147 0 47 26 87 56 129 27 38 47 67 56 98-17 0-33 0-50 0-38 0-40-3-42-13-5-13-9-28-13-43-4 0-9 0-14 0 7 31 13 63 20 95 34 0 67 0 101 0 15 0 16 0 16-12 0-42-19-93-34-130-13-34-31-80-31-124 0-94 69-134 127-134 61 0 128 42 128 134 0 44-16 89-34 135-11 26-31 79-31 119 0 12 2 12 16 12 34 0 68 0 102 0 7-32 14-64 21-95z">
            <text:p/>
          </draw:path>
          <draw:path draw:style-name="gr8" draw:text-style-name="P8" draw:layer="layout" svg:width="0.162cm" svg:height="0.271cm" svg:x="21.973cm" svg:y="11.138cm" svg:viewBox="0 0 163 272" svg:d="M101 12c0-12-2-12-12-12-29 25-71 27-89 27 0 4 0 9 0 13 11 0 40 0 65-10 0 70 0 139 0 209 0 13 0 18-45 18-6 0-11 0-16 0 0 5 0 10 0 15 7 0 63-1 79-1 13 0 69 1 80 1 0-5 0-10 0-15-6 0-12 0-18 0-44 0-44-5-44-18 0-76 0-152 0-227z">
            <text:p/>
          </draw:path>
        </draw:g>
        <draw:g>
          <svg:title>TexMaths</svg:title>
          <svg:desc>28§display§\cap§svg§600§FALSE§</svg:desc>
          <draw:path draw:style-name="gr7" draw:text-style-name="P7" draw:layer="layout" svg:width="0.276cm" svg:height="0.253cm" svg:x="22.283cm" svg:y="10.999cm" svg:viewBox="0 0 277 254" svg:d="M0 0c92 0 185 0 277 0 0 85 0 170 0 254-92 0-185 0-277 0 0-84 0-169 0-254z">
            <text:p/>
          </draw:path>
          <draw:path draw:style-name="gr8" draw:text-style-name="P8" draw:layer="layout" svg:width="0.303cm" svg:height="0.304cm" svg:x="22.284cm" svg:y="10.974cm" svg:viewBox="0 0 304 305" svg:d="M304 107c0-75-84-107-151-107-72 0-153 35-153 107 0 60 0 120 0 180 0 10 0 18 11 18s11-8 11-18c0-59 0-118 0-177 0-75 89-90 131-90 23 0 57 4 87 21 42 24 42 56 42 69 0 59 0 118 0 177 0 10 0 18 11 18s11-8 11-18c0-60 0-120 0-180z">
            <text:p/>
          </draw:path>
        </draw:g>
        <draw:custom-shape draw:style-name="gr21" draw:text-style-name="P4" draw:layer="layout" svg:width="6.35cm" svg:height="6.35cm" svg:x="1.115cm" svg:y="4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6.35cm" svg:height="3.81cm" svg:x="4.925cm" svg:y="5.716cm">
          <text:p/>
          <draw:enhanced-geometry svg:viewBox="0 0 21600 21600" draw:type="rectangle" draw:enhanced-path="M 0 0 L 21600 0 21600 21600 0 21600 0 0 Z N"/>
        </draw:custom-shape>
        <draw:line draw:style-name="gr20" draw:text-style-name="P4" draw:layer="layout" svg:x1="12.065cm" svg:y1="7.62cm" svg:x2="13.97cm" svg:y2="7.62cm">
          <text:p/>
        </draw:line>
        <draw:g>
          <svg:title>TexMaths</svg:title>
          <svg:desc>28§display§\Omega
§svg§600§FALSE§</svg:desc>
          <draw:path draw:style-name="gr7" draw:text-style-name="P7" draw:layer="layout" svg:width="2.285cm" svg:height="1.626cm" svg:x="4.494cm" svg:y="6.628cm" svg:viewBox="0 0 2286 1627" svg:d="M0 0c762 0 1524 0 2286 0 0 542 0 1085 0 1627-762 0-1524 0-2286 0 0-542 0-1085 0-1627z">
            <text:p/>
          </draw:path>
          <draw:path draw:style-name="gr8" draw:text-style-name="P8" draw:layer="layout" svg:width="2.524cm" svg:height="1.904cm" svg:x="4.46cm" svg:y="6.489cm" svg:viewBox="0 0 2525 1905" svg:d="M2525 1465c-34 0-68 0-103 0-22 70-34 132-68 201-23 39-34 62-261 62-107 0-213 0-319 0 46-147 171-278 353-455 182-193 352-378 352-594 0-378-534-679-1217-679-682 0-1205 309-1205 679 0 216 159 401 341 594 182 177 307 308 364 455-106 0-212 0-318 0-239 0-251-23-273-62-23-62-46-131-69-201-34 0-68 0-102 0 45 147 91 293 136 440 213 0 425 0 637 0 91 0 103 0 103-54 0-193-125-432-216-602-91-154-194-370-194-570 0-432 432-617 796-617 387 0 808 193 808 617 0 200-114 401-228 624-56 116-182 355-182 548 0 54 12 54 103 54 208 0 417 0 625 0 46-147 91-293 137-440z">
            <text:p/>
          </draw:path>
        </draw:g>
        <draw:g>
          <svg:title>TexMaths</svg:title>
          <svg:desc>28§display§\partial \Omega
§svg§600§FALSE§</svg:desc>
          <draw:path draw:style-name="gr7" draw:text-style-name="P7" draw:layer="layout" svg:width="2.488cm" svg:height="1.092cm" svg:x="5.656cm" svg:y="3.264cm" svg:viewBox="0 0 2489 1093" svg:d="M0 0c830 0 1659 0 2489 0 0 364 0 729 0 1093-830 0-1659 0-2489 0 0-364 0-729 0-1093z">
            <text:p/>
          </draw:path>
          <draw:path draw:style-name="gr8" draw:text-style-name="P8" draw:layer="layout" svg:width="1.124cm" svg:height="1.269cm" svg:x="5.632cm" svg:y="3.175cm" svg:viewBox="0 0 1125 1270" svg:d="M905 650c-18-109-110-202-275-202-129 0-269 25-434 157-184 143-196 306-196 360 0 103 92 305 397 305 508 0 728-576 728-822 0-276-196-448-458-448-312 0-410 222-410 271 0 24 18 59 79 59 74 0 116-49 116-89 0-59-67-59-97-59 91-128 244-138 305-138 159 0 306 89 306 310 0 69-12 153-55 296-2 0-4 0-6 0zM404 1221c-239 0-239-177-239-192 0-49 55-291 141-394 85-98 189-153 324-153 232 0 238 192 238 227 0 128-134 512-464 512z">
            <text:p/>
          </draw:path>
          <draw:path draw:style-name="gr8" draw:text-style-name="P8" draw:layer="layout" svg:width="1.356cm" svg:height="1.21cm" svg:x="6.898cm" svg:y="3.195cm" svg:viewBox="0 0 1357 1211" svg:d="M1357 935c-18 0-36 0-55 0-12 45-18 84-36 123-12 30-19 45-141 45-57 0-114 0-171 0 24-99 92-182 189-296 98-123 190-241 190-374 0-241-294-433-654-433-367 0-655 197-655 433 0 133 92 251 190 374 98 114 165 197 190 296-58 0-115 0-172 0-122 0-128-15-140-40-19-39-25-88-37-128-18 0-37 0-55 0 24 92 49 184 73 276 115 0 229 0 343 0 43 0 49 0 49-35 0-123-61-270-110-383-49-99-110-237-110-365 0-275 238-389 434-389 208 0 434 123 434 389 0 128-61 261-122 404-31 69-98 226-98 344 0 35 6 35 55 35 112 0 224 0 336 0 25-92 49-184 73-276z">
            <text:p/>
          </draw:path>
        </draw:g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EM Questio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a xlink:href="https://math.stackexchange.com/questions/4794378/suitable-test-functions-for-finite-element-solution-as-a-subset-of-s-0h-omega" xlink:type="simple">https://math.stackexchange.com/questions/4794378/suitable-test-functions-for-finite-element-solution-as-a-subset-of-s-0h-omega</text:a>\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g>
          <svg:title>TexMaths</svg:title>
          <svg:desc>28§display§\partial \Omega
§svg§600§FALSE§</svg:desc>
          <draw:path draw:style-name="gr7" draw:text-style-name="P7" draw:layer="layout" svg:width="1.204cm" svg:height="0.546cm" svg:x="15.837cm" svg:y="5.76cm" svg:viewBox="0 0 1205 547" svg:d="M0 0c402 0 803 0 1205 0 0 182 0 365 0 547-402 0-803 0-1205 0 0-182 0-365 0-547z">
            <text:p/>
          </draw:path>
          <draw:path draw:style-name="gr8" draw:text-style-name="P8" draw:layer="layout" svg:width="0.544cm" svg:height="0.634cm" svg:x="15.825cm" svg:y="5.715cm" svg:viewBox="0 0 545 635" svg:d="M438 325c-9-54-53-101-133-101-62 0-130 13-210 79-89 71-95 153-95 180 0 51 45 152 192 152 246 0 353-288 353-411 0-138-95-224-222-224-151 0-199 111-199 136 0 12 9 29 39 29 36 0 56-24 56-44 0-30-33-30-47-30 44-64 118-69 148-69 77 0 148 45 148 155 0 35-6 77-27 148-1 0-2 0-3 0zM196 611c-116 0-116-89-116-96 0-25 27-146 68-197 41-49 92-77 157-77 112 0 115 96 115 114 0 64-65 256-224 256z">
            <text:p/>
          </draw:path>
          <draw:path draw:style-name="gr8" draw:text-style-name="P8" draw:layer="layout" svg:width="0.656cm" svg:height="0.605cm" svg:x="16.438cm" svg:y="5.725cm" svg:viewBox="0 0 657 606" svg:d="M657 468c-9 0-17 0-27 0-5 22-8 42-17 61-6 15-9 23-68 23-28 0-55 0-83 0 12-50 44-91 91-148 48-62 92-121 92-187 0-121-142-217-316-217-178 0-317 99-317 217 0 66 44 125 92 187 47 57 80 98 92 148-28 0-56 0-84 0-59 0-62-8-67-20-10-20-13-44-18-64-9 0-18 0-27 0 12 46 24 92 35 138 56 0 111 0 166 0 21 0 24 0 24-18 0-61-29-135-53-191-24-50-53-119-53-183 0-137 115-194 210-194 100 0 210 61 210 194 0 64-30 131-59 202-15 35-48 113-48 172 0 18 3 18 27 18 54 0 108 0 163 0 12-46 23-92 35-138z">
            <text:p/>
          </draw:path>
        </draw:g>
        <draw:path draw:style-name="gr3" draw:text-style-name="P4" draw:layer="layout" svg:width="6.122cm" svg:height="5.164cm" draw:transform="rotate (0.508414411105948) translate (8.95883687819392cm 6.83431694364801cm)" svg:viewBox="0 0 6123 5165" svg:d="M2033 31c477-15 988-69 1415 136 375 180 660 503 1046 630 403 133 755 391 1162 508 573 165 332 772 331 1163-1 504 198 952 117 1463-83 516-937 286-1270 690-282 343-750 674-1206 492-377-150-770-315-1007-700-231-374-478-721-830-1022-329-281-697-417-987-736-307-337-961-609-770-1128 148-400 286-994 880-908 439 63 1016-39 1170-512l59-107z">
          <text:p/>
        </draw:path>
        <draw:g>
          <svg:title>TexMaths</svg:title>
          <svg:desc>28§display§\Omega
§svg§600§FALSE§</svg:desc>
          <draw:path draw:style-name="gr7" draw:text-style-name="P7" draw:layer="layout" svg:width="0.574cm" svg:height="0.502cm" svg:x="12.68cm" svg:y="6.688cm" svg:viewBox="0 0 575 503" svg:d="M0 0c192 0 383 0 575 0 0 168 0 335 0 503-192 0-383 0-575 0 0-168 0-335 0-503z">
            <text:p/>
          </draw:path>
          <draw:path draw:style-name="gr8" draw:text-style-name="P8" draw:layer="layout" svg:width="0.634cm" svg:height="0.588cm" svg:x="12.671cm" svg:y="6.645cm" svg:viewBox="0 0 635 589" svg:d="M635 453c-9 0-17 0-26 0-5 22-8 41-17 62-6 12-9 19-66 19-27 0-53 0-80 0 12-45 43-86 89-140 46-60 88-117 88-184 0-117-134-210-306-210-171 0-303 96-303 210 0 67 40 124 86 184 46 54 77 95 92 140-27 0-54 0-80 0-60 0-63-7-69-19-6-19-12-40-17-62-9 0-17 0-26 0 11 45 23 91 34 136 54 0 107 0 160 0 23 0 26 0 26-17 0-59-31-133-54-186-23-47-49-114-49-176 0-134 109-191 200-191 98 0 204 60 204 191 0 62-29 124-58 193-14 36-46 110-46 169 0 17 3 17 26 17 53 0 105 0 158 0 11-45 22-91 34-136z">
            <text:p/>
          </draw:path>
        </draw:g>
        <draw:line draw:style-name="gr3" draw:text-style-name="P4" draw:layer="layout" svg:x1="10.11cm" svg:y1="6.885cm" svg:x2="10.11cm" svg:y2="8.561cm">
          <text:p/>
        </draw:line>
        <draw:line draw:style-name="gr3" draw:text-style-name="P4" draw:layer="layout" svg:x1="10.61cm" svg:y1="6.577cm" svg:x2="10.61cm" svg:y2="8.66cm">
          <text:p/>
        </draw:line>
        <draw:line draw:style-name="gr3" draw:text-style-name="P4" draw:layer="layout" svg:x1="11.21cm" svg:y1="5.578cm" svg:x2="11.21cm" svg:y2="8.829cm">
          <text:p/>
        </draw:line>
        <draw:line draw:style-name="gr3" draw:text-style-name="P4" draw:layer="layout" svg:x1="11.91cm" svg:y1="5.279cm" svg:x2="11.91cm" svg:y2="8.886cm">
          <text:p/>
        </draw:line>
        <draw:line draw:style-name="gr3" draw:text-style-name="P4" draw:layer="layout" svg:x1="12.51cm" svg:y1="5.28cm" svg:x2="12.51cm" svg:y2="8.988cm">
          <text:p/>
        </draw:line>
        <draw:line draw:style-name="gr3" draw:text-style-name="P4" draw:layer="layout" svg:x1="13.41cm" svg:y1="5.28cm" svg:x2="13.41cm" svg:y2="9.395cm">
          <text:p/>
        </draw:line>
        <draw:line draw:style-name="gr3" draw:text-style-name="P4" draw:layer="layout" svg:x1="14.11cm" svg:y1="5.281cm" svg:x2="14.11cm" svg:y2="9.548cm">
          <text:p/>
        </draw:line>
        <draw:line draw:style-name="gr3" draw:text-style-name="P4" draw:layer="layout" svg:x1="14.81cm" svg:y1="5.182cm" svg:x2="14.81cm" svg:y2="9.449cm">
          <text:p/>
        </draw:line>
        <draw:line draw:style-name="gr3" draw:text-style-name="P4" draw:layer="layout" svg:x1="15.71cm" svg:y1="6.485cm" svg:x2="15.71cm" svg:y2="8.111cm">
          <text:p/>
        </draw:line>
        <draw:line draw:style-name="gr3" draw:text-style-name="P4" draw:layer="layout" svg:x1="9.756cm" svg:y1="8.255cm" svg:x2="15.598cm" svg:y2="8.255cm">
          <text:p/>
        </draw:line>
        <draw:line draw:style-name="gr3" draw:text-style-name="P4" draw:layer="layout" svg:x1="12.356cm" svg:y1="8.955cm" svg:x2="15.302cm" svg:y2="8.955cm">
          <text:p/>
        </draw:line>
        <draw:line draw:style-name="gr3" draw:text-style-name="P4" draw:layer="layout" svg:x1="9.656cm" svg:y1="7.555cm" svg:x2="16.158cm" svg:y2="7.555cm">
          <text:p/>
        </draw:line>
        <draw:line draw:style-name="gr3" draw:text-style-name="P4" draw:layer="layout" svg:x1="10.71cm" svg:y1="6.455cm" svg:x2="15.688cm" svg:y2="6.455cm">
          <text:p/>
        </draw:line>
        <draw:line draw:style-name="gr3" draw:text-style-name="P4" draw:layer="layout" svg:x1="10.81cm" svg:y1="5.855cm" svg:x2="15.28cm" svg:y2="5.855cm">
          <text:p/>
        </draw:line>
        <draw:custom-shape draw:style-name="gr23" draw:text-style-name="P18" draw:layer="layout" svg:width="0.38cm" svg:height="0.38cm" svg:x="14.61cm" svg:y="7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9" draw:layer="layout" svg:width="0.38cm" svg:height="0.38cm" svg:x="16.011cm" svg:y="7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0" draw:layer="layout" svg:width="0.5cm" svg:height="0.962cm" svg:x="20.51cm" svg:y="6.785cm">
          <draw:text-box>
            <text:p>i</text:p>
          </draw:text-box>
        </draw:frame>
        <draw:frame draw:style-name="gr25" draw:text-style-name="P20" draw:layer="layout" svg:width="2.54cm" svg:height="0.962cm" svg:x="14.11cm" svg:y="6.658cm">
          <draw:text-box>
            <text:p>i</text:p>
          </draw:text-box>
        </draw:frame>
        <draw:line draw:style-name="gr26" draw:text-style-name="P4" draw:layer="layout" svg:x1="16.66cm" svg:y1="9.625cm" svg:x2="15.01cm" svg:y2="7.72cm">
          <text:p/>
        </draw:line>
        <draw:line draw:style-name="gr26" draw:text-style-name="P4" draw:layer="layout" svg:x1="18.879cm" svg:y1="6.585cm" svg:x2="16.46cm" svg:y2="7.356cm">
          <text:p/>
        </draw:line>
        <draw:g>
          <svg:title>TexMaths</svg:title>
          <svg:desc>28§display§\phi_i(x_i, y_i) = 1§svg§600§FALSE§</svg:desc>
          <draw:path draw:style-name="gr7" draw:text-style-name="P7" draw:layer="layout" svg:width="4.275cm" svg:height="0.66cm" svg:x="16.125cm" svg:y="9.663cm" svg:viewBox="0 0 4276 661" svg:d="M0 0c1425 0 2851 0 4276 0 0 220 0 441 0 661-1425 0-2851 0-4276 0 0-220 0-441 0-661z">
            <text:p/>
          </draw:path>
          <draw:path draw:style-name="gr8" draw:text-style-name="P8" draw:layer="layout" svg:width="0.404cm" svg:height="0.66cm" svg:x="16.123cm" svg:y="9.667cm" svg:viewBox="0 0 405 661" svg:d="M302 17c0-2 1-7 2-11-4-2 0-6-11-6-7 0-9 2-11 15-15 56-30 112-44 168-123 4-238 103-238 202 0 72 55 129 150 135-7 23-13 46-18 70-11 33-17 61-17 63 0 8 4 8 8 8 5 0 7 0 9-2 0-2 5-19 7-29 10-37 20-73 31-110 123-4 235-103 235-202 0-59-39-126-147-135 14-55 29-111 44-166zM152 503c-46-2-101-27-101-101 0-88 66-191 182-202-27 101-54 202-81 303zM253 200c57 4 102 38 102 101 0 89-67 194-181 202 26-101 53-202 79-303z">
            <text:p/>
          </draw:path>
          <draw:path draw:style-name="gr8" draw:text-style-name="P8" draw:layer="layout" svg:width="0.162cm" svg:height="0.344cm" svg:x="16.572cm" svg:y="9.947cm" svg:viewBox="0 0 163 345" svg:d="M150 19c0-8-7-19-22-19-16 0-31 13-31 27 0 9 9 19 22 19 15 0 31-14 31-27zM40 280c-3 8-5 13-5 23 0 23 20 42 51 42 55 0 77-69 77-78 0-6-7-6-9-6-6 0-6 2-9 9-13 42-37 63-57 63-11 0-13-9-13-19 0-13 2-21 6-34 7-13 14-27 18-40 7-13 24-59 27-65 2-7 4-13 4-17 0-25-22-44-51-44-55 0-79 69-79 78 0 8 7 8 9 8 6 0 9-4 9-8 15-45 39-64 59-64 9 0 13 5 13 17 0 13-4 21-17 53-11 27-22 55-33 82z">
            <text:p/>
          </draw:path>
          <draw:path draw:style-name="gr8" draw:text-style-name="P8" draw:layer="layout" svg:width="0.18cm" svg:height="0.736cm" svg:x="16.88cm" svg:y="9.625cm" svg:viewBox="0 0 181 737" svg:d="M181 729c0-3 0-3-14-15-97-93-123-232-123-345 0-129 31-257 126-350 11-8 11-8 11-13 0-4-5-6-9-6-9 0-77 51-124 143-39 82-48 164-48 226 0 56 9 147 51 229 46 91 112 139 121 139 4 0 9-2 9-8z">
            <text:p/>
          </draw:path>
          <draw:path draw:style-name="gr8" draw:text-style-name="P8" draw:layer="layout" svg:width="0.384cm" svg:height="0.332cm" svg:x="17.127cm" svg:y="9.852cm" svg:viewBox="0 0 385 333" svg:d="M236 103c4-19 22-88 77-88 4 0 22 0 39 10-22 4-37 23-37 40 0 13 9 26 29 26 17 0 41-13 41-43 0-37-46-48-72-48-44 0-71 38-82 55-17-49-59-55-83-55-80 0-124 95-124 114 0 6 7 6 9 6 7 0 9-2 11-8 26-78 77-97 104-97 13 0 41 8 41 50 0 23-13 72-41 175-14 46-40 78-75 78-5 0-22 0-38-11 20-4 35-19 35-40 0-19-15-25-28-25-22 0-42 19-42 42 0 34 40 49 73 49 50 0 79-51 81-55 9 27 38 55 84 55 79 0 123-95 123-114 0-6-6-6-9-6-6 0-8 2-11 8-24 78-77 97-101 97-31 0-44-25-44-48 0-17 4-34 13-66 9-33 18-67 27-101z">
            <text:p/>
          </draw:path>
          <draw:path draw:style-name="gr8" draw:text-style-name="P8" draw:layer="layout" svg:width="0.164cm" svg:height="0.344cm" svg:x="17.572cm" svg:y="9.947cm" svg:viewBox="0 0 165 345" svg:d="M150 19c0-8-7-19-22-19-13 0-29 13-29 27 0 9 7 19 22 19 16 0 29-14 29-27zM40 280c-3 8-5 13-5 23 0 23 22 42 51 42 55 0 79-69 79-78 0-6-6-4-9-6-8 0-8 2-11 9-13 42-35 63-57 63-11 0-13-9-13-19 0-13 4-21 9-34 4-13 11-27 17-40 5-13 25-59 27-65 0-7 2-13 2-17 0-25-22-44-51-44-55 0-79 69-79 78 0 8 6 5 9 8 9 0 9-4 11-8 13-45 37-64 57-64 9 0 13 5 13 17 0 13-2 21-15 53-12 27-24 55-35 82z">
            <text:p/>
          </draw:path>
          <draw:path draw:style-name="gr8" draw:text-style-name="P8" draw:layer="layout" svg:width="0.089cm" svg:height="0.22cm" svg:x="17.871cm" svg:y="10.099cm" svg:viewBox="0 0 90 221" svg:d="M90 78c0-49-20-78-50-78-25 0-40 19-40 40 0 19 15 40 40 40 11 0 19-4 28-11 2-2 2-1 2-2 3 0 3 0 3 11 0 55-26 100-53 124-8 7-9 9-9 11 0 6 4 8 9 8 9 0 70-57 70-143z">
            <text:p/>
          </draw:path>
          <draw:path draw:style-name="gr8" draw:text-style-name="P8" draw:layer="layout" svg:width="0.356cm" svg:height="0.475cm" svg:x="18.171cm" svg:y="9.852cm" svg:viewBox="0 0 357 476" svg:d="M352 44c5-10 5-10 5-17 0-12-11-19-22-19-9 0-22 5-29 15 0 4-7 28-11 40-4 19-11 38-15 59-11 44-22 89-33 133-5 10-38 63-88 63-40 0-49-34-49-61 0-34 13-78 40-143 13-32 15-40 15-55 0-32-24-59-64-59-72 0-101 107-101 114 0 6 7 6 9 6 9 0 9-2 13-13 20-69 51-92 77-92 7 0 20 0 20 25 0 17-9 38-13 51-31 77-44 120-44 155 0 66 48 87 92 87 31 0 57-13 79-32-11 38-19 74-50 112-20 25-49 48-86 48-9 0-44-4-57-31 11 0 22 0 33-9 6-8 15-17 15-31 0-24-22-26-29-26-17 0-44 13-44 49s36 63 82 63c81 0 161-67 183-150 24-94 48-188 72-282z">
            <text:p/>
          </draw:path>
          <draw:path draw:style-name="gr8" draw:text-style-name="P8" draw:layer="layout" svg:width="0.164cm" svg:height="0.344cm" svg:x="18.552cm" svg:y="9.947cm" svg:viewBox="0 0 165 345" svg:d="M152 19c0-8-7-19-22-19s-31 13-31 27c0 9 7 19 22 19 16 0 31-14 31-27zM40 280c-3 8-5 13-5 23 0 23 22 42 53 42 53 0 77-69 77-78 0-6-6-6-9-6-6 0-8 2-11 9-11 42-35 63-57 63-11 0-13-9-13-19 0-13 4-21 9-34 6-13 11-27 17-40 5-13 25-59 27-65 2-7 2-13 2-17 0-25-20-44-51-44-53 0-79 69-79 78 0 8 9 8 11 8 7 0 7-4 9-8 13-45 37-64 57-64 9 0 15 5 15 17 0 13-4 21-17 53-12 27-24 55-35 82z">
            <text:p/>
          </draw:path>
          <draw:path draw:style-name="gr8" draw:text-style-name="P8" draw:layer="layout" svg:width="0.177cm" svg:height="0.736cm" svg:x="18.829cm" svg:y="9.625cm" svg:viewBox="0 0 178 737" svg:d="M178 369c0-57-6-148-50-230-47-91-113-139-121-139-5 0-7 2-7 6 0 5 0 5 15 19 75 72 119 190 119 344 0 126-28 254-125 349-9 8-9 8-9 11 0 6 2 8 7 8 8 0 79-51 123-143 40-82 48-164 48-225z">
            <text:p/>
          </draw:path>
          <draw:path draw:style-name="gr8" draw:text-style-name="P8" draw:layer="layout" svg:width="0.512cm" svg:height="0.172cm" svg:x="19.344cm" svg:y="9.907cm" svg:viewBox="0 0 513 173" svg:d="M487 29c13 0 26 0 26-14 0-15-13-15-24-15-155 0-310 0-465 0-11 0-24 0-24 15 0 14 13 14 26 14 154 0 307 0 461 0zM489 173c11 0 24 0 24-15s-13-15-26-15c-154 0-307 0-461 0-13 0-26 0-26 15s13 15 24 15c155 0 310 0 465 0z">
            <text:p/>
          </draw:path>
          <draw:path draw:style-name="gr8" draw:text-style-name="P8" draw:layer="layout" svg:width="0.254cm" svg:height="0.492cm" svg:x="20.186cm" svg:y="9.686cm" svg:viewBox="0 0 255 493" svg:d="M159 19c0-17 0-19-18-19-49 48-117 48-141 48 0 8 0 16 0 24 15 0 62 0 101-19 0 127 0 254 0 381 0 25-2 36-72 36-8 0-17 0-25 0 0 7 0 15 0 23 27-4 95-4 126-4s99 0 125 4c0-8 0-16 0-23-8 0-16 0-24 0-70 0-72-9-72-36 0-138 0-277 0-415z">
            <text:p/>
          </draw:path>
        </draw:g>
        <draw:g>
          <svg:title>TexMaths</svg:title>
          <svg:desc>28§display§V(x_i, y_i) = V_i§svg§600§FALSE§</svg:desc>
          <draw:path draw:style-name="gr7" draw:text-style-name="P7" draw:layer="layout" svg:width="4.279cm" svg:height="0.66cm" svg:x="16.354cm" svg:y="10.713cm" svg:viewBox="0 0 4280 661" svg:d="M0 0c1427 0 2854 0 4280 0 0 220 0 441 0 661-1426 0-2853 0-4280 0 0-220 0-441 0-661z">
            <text:p/>
          </draw:path>
          <draw:path draw:style-name="gr8" draw:text-style-name="P8" draw:layer="layout" svg:width="0.523cm" svg:height="0.519cm" svg:x="16.358cm" svg:y="10.723cm" svg:viewBox="0 0 524 520" svg:d="M421 84c36-57 67-59 94-61 9 0 6-8 9-12 0-7-4-11-9-11-21 0-42 2-60 2-26 0-51-2-74-2-4 0-14 0-14 15 0 8 8 8 12 8 19 2 34 9 34 25 0 11-7 19-11 28-75 120-151 240-226 360-17-130-34-260-50-390 0-12 16-23 50-23 10 0 19 0 19-15 0-6-6-8-11-8-29 0-60 2-90 2-14 0-28 0-42 0-13 0-27-2-39-2-5 0-13 0-13 15 0 8 6 8 17 8 42 0 42 6 46 25 19 152 38 304 56 455 3 15 7 17 15 17 13 0 15-4 21-13 89-141 177-282 266-423z">
            <text:p/>
          </draw:path>
          <draw:path draw:style-name="gr8" draw:text-style-name="P8" draw:layer="layout" svg:width="0.169cm" svg:height="0.736cm" svg:x="16.983cm" svg:y="10.675cm" svg:viewBox="0 0 170 737" svg:d="M170 729c0-3 0-3-13-15-92-93-115-232-115-345 0-129 29-257 119-350 9-8 9-8 9-13 0-4-2-6-7-6-8 0-73 51-117 143-38 82-46 164-46 226 0 56 8 147 48 229 44 91 107 139 115 139 5 0 7-2 7-8z">
            <text:p/>
          </draw:path>
          <draw:path draw:style-name="gr8" draw:text-style-name="P8" draw:layer="layout" svg:width="0.366cm" svg:height="0.332cm" svg:x="17.217cm" svg:y="10.902cm" svg:viewBox="0 0 367 333" svg:d="M224 103c4-19 21-88 74-88 4 0 20 0 35 10-19 4-33 23-33 40 0 13 6 26 27 26 17 0 40-13 40-43 0-37-44-48-69-48-42 0-70 38-78 55-19-49-57-55-80-55-75 0-117 95-117 114 0 6 6 6 8 6 7 0 9-2 11-8 23-78 73-97 98-97 13 0 40 8 40 50 0 23-12 72-40 175-12 46-37 78-71 78-4 0-21 0-35-11 16-4 33-19 33-40 0-19-17-25-27-25-21 0-40 19-40 42 0 34 36 49 69 49 48 0 76-51 78-55 8 27 35 55 79 55 76 0 118-95 118-114 0-6-7-6-9-6-6 0-8 2-10 8-23 78-74 97-99 97-27 0-40-25-40-48 0-17 5-34 13-66 8-33 17-67 25-101z">
            <text:p/>
          </draw:path>
          <draw:path draw:style-name="gr8" draw:text-style-name="P8" draw:layer="layout" svg:width="0.156cm" svg:height="0.344cm" svg:x="17.64cm" svg:y="10.997cm" svg:viewBox="0 0 157 345" svg:d="M142 19c0-8-6-19-20-19-13 0-28 13-28 27 0 9 7 19 19 19 17 0 29-14 29-27zM38 280c-2 8-4 13-4 23 0 23 20 42 48 42 52 0 75-69 75-78 0-6-5-4-8-6-9 0-9 2-11 9-12 42-35 63-54 63-11 0-13-9-13-19 0-13 2-21 9-34 4-13 10-27 16-40 5-13 23-59 26-65 0-7 2-13 2-17 0-25-21-44-49-44-52 0-75 69-75 78 0 8 6 8 8 8 9 0 9-4 11-8 12-45 35-64 54-64 9 0 13 5 13 17 0 13-2 21-17 53-10 27-21 55-31 82z">
            <text:p/>
          </draw:path>
          <draw:path draw:style-name="gr8" draw:text-style-name="P8" draw:layer="layout" svg:width="0.085cm" svg:height="0.22cm" svg:x="17.925cm" svg:y="11.149cm" svg:viewBox="0 0 86 221" svg:d="M86 78c0-49-19-78-48-78-23 0-38 19-38 40 0 19 15 40 38 40 10 0 19-4 27-11 2-2 1-1 2-2 2 0 2 0 2 11 0 55-24 100-50 124-8 7-9 9-9 11 0 6 5 8 9 8 8 0 67-57 67-143z">
            <text:p/>
          </draw:path>
          <draw:path draw:style-name="gr8" draw:text-style-name="P8" draw:layer="layout" svg:width="0.338cm" svg:height="0.475cm" svg:x="18.21cm" svg:y="10.902cm" svg:viewBox="0 0 339 476" svg:d="M335 44c4-10 4-10 4-17 0-12-10-19-21-19-8 0-20 5-27 15 0 4-6 28-10 40-4 19-11 38-15 59-10 44-21 89-31 133-5 10-36 63-84 63-38 0-46-34-46-61 0-34 12-78 37-143 13-32 15-40 15-55 0-32-23-59-61-59-69 0-96 107-96 114 0 6 6 6 8 6 9 0 9-2 13-13 19-69 48-92 73-92 7 0 19 0 19 25 0 17-8 38-12 51-30 77-42 120-42 155 0 66 46 87 88 87 29 0 54-13 75-32-10 38-19 74-48 112-19 25-46 48-82 48-8 0-42-4-54-31 10 0 21 0 31-9 6-8 15-17 15-31 0-24-21-26-27-26-17 0-42 13-42 49s33 63 77 63c78 0 153-67 174-150 23-94 46-188 69-282z">
            <text:p/>
          </draw:path>
          <draw:path draw:style-name="gr8" draw:text-style-name="P8" draw:layer="layout" svg:width="0.156cm" svg:height="0.344cm" svg:x="18.573cm" svg:y="10.997cm" svg:viewBox="0 0 157 345" svg:d="M145 19c0-8-7-19-21-19-15 0-30 13-30 27 0 9 7 19 21 19 15 0 30-14 30-27zM38 280c-2 8-4 13-4 23 0 23 20 42 50 42 50 0 73-69 73-78 0-6-6-6-8-6-7 0-9 2-11 9-10 42-33 63-54 63-11 0-13-9-13-19 0-13 4-21 9-34 6-13 10-27 16-40 5-13 23-59 26-65 2-7 2-13 2-17 0-25-19-44-49-44-50 0-75 69-75 78 0 8 8 8 10 8 7 0 7-4 9-8 12-45 35-64 54-64 9 0 15 5 15 17 0 13-4 21-17 53-11 27-22 55-33 82z">
            <text:p/>
          </draw:path>
          <draw:path draw:style-name="gr8" draw:text-style-name="P8" draw:layer="layout" svg:width="0.169cm" svg:height="0.736cm" svg:x="18.837cm" svg:y="10.675cm" svg:viewBox="0 0 170 737" svg:d="M170 369c0-57-7-148-48-230-44-91-107-139-116-139-4 0-6 2-6 6 0 5 0 5 15 19 71 72 113 190 113 344 0 126-27 254-120 349-8 8-8 8-8 11 0 6 2 8 6 8 9 0 76-51 118-143 37-82 46-164 46-225z">
            <text:p/>
          </draw:path>
          <draw:path draw:style-name="gr8" draw:text-style-name="P8" draw:layer="layout" svg:width="0.487cm" svg:height="0.172cm" svg:x="19.327cm" svg:y="10.957cm" svg:viewBox="0 0 488 173" svg:d="M463 29c13 0 25 0 25-14 0-15-12-15-23-15-147 0-295 0-442 0-10 0-23 0-23 15 0 14 13 14 25 14 146 0 292 0 438 0zM465 173c11 0 23 0 23-15s-12-15-25-15c-146 0-292 0-438 0-12 0-25 0-25 15s13 15 23 15c147 0 295 0 442 0z">
            <text:p/>
          </draw:path>
          <draw:path draw:style-name="gr8" draw:text-style-name="P8" draw:layer="layout" svg:width="0.523cm" svg:height="0.519cm" svg:x="20.104cm" svg:y="10.723cm" svg:viewBox="0 0 524 520" svg:d="M421 84c36-57 67-59 94-61 9 0 6-8 9-12 0-7-4-11-9-11-21 0-42 2-60 2-26 0-51-2-74-2-4 0-14 0-14 15 0 8 6 8 12 8 19 2 34 9 34 25 0 11-7 19-11 28-75 120-151 240-226 360-17-130-34-260-50-390 0-12 16-23 50-23 10 0 19 0 19-15 0-6-6-8-11-8-29 0-60 2-90 2-14 0-28 0-42 0-13 0-27-2-39-2-5 0-13 0-13 15 0 8 6 8 17 8 42 0 42 6 46 25 19 152 38 304 56 455 3 15 7 17 15 17 13 0 15-4 21-13 89-141 177-282 266-423z">
            <text:p/>
          </draw:path>
          <draw:path draw:style-name="gr8" draw:text-style-name="P8" draw:layer="layout" svg:width="0.156cm" svg:height="0.344cm" svg:x="20.515cm" svg:y="10.997cm" svg:viewBox="0 0 157 345" svg:d="M145 19c0-8-7-19-21-19-15 0-30 13-30 27 0 9 7 19 21 19 15 0 30-14 30-27zM38 280c-2 8-4 13-4 23 0 23 20 42 50 42 50 0 73-69 73-78 0-6-6-6-8-6-7 0-9 2-11 9-10 42-33 63-54 63-11 0-13-9-13-19 0-13 4-21 9-34 6-13 10-27 16-40 5-13 23-59 26-65 2-7 4-13 4-17 0-25-21-44-51-44-50 0-75 69-75 78 0 8 8 8 10 8 7 0 7-4 9-8 12-45 35-64 54-64 9 0 15 5 15 17 0 13-4 21-17 53-11 27-22 55-33 82z">
            <text:p/>
          </draw:path>
        </draw:g>
        <draw:g>
          <svg:title>TexMaths</svg:title>
          <svg:desc>28§display§\phi_i(x_j, y_j) = 0§svg§600§FALSE§</svg:desc>
          <draw:path draw:style-name="gr7" draw:text-style-name="P7" draw:layer="layout" svg:width="4.277cm" svg:height="0.664cm" svg:x="19.014cm" svg:y="5.94cm" svg:viewBox="0 0 4278 665" svg:d="M2140 665c-713 0-1427 0-2140 0 0-222 0-443 0-665 1426 0 2852 0 4278 0 0 222 0 443 0 665-713 0-1425 0-2138 0z">
            <text:p/>
          </draw:path>
          <draw:path draw:style-name="gr8" draw:text-style-name="P8" draw:layer="layout" svg:width="0.391cm" svg:height="0.633cm" svg:x="19.012cm" svg:y="5.944cm" svg:viewBox="0 0 392 634" svg:d="M290 16c1-3 2-8 2-10-2-2 0-6-8-6-9 0-9 2-13 14-14 54-28 109-42 163-119 4-229 97-229 194 0 66 53 122 144 126-6 23-11 45-17 67-8 34-17 60-17 62 0 8 5 8 9 8 3 0 6 0 8-2s6-18 9-28c9-35 18-71 27-107 121-2 229-98 229-193 0-54-40-121-144-127 14-53 28-107 42-161zM148 483c-44-2-99-28-99-98 0-85 63-184 176-192-26 97-51 194-77 290zM244 193c57 2 99 35 99 97 0 83-65 183-176 193 26-96 51-193 77-290z">
            <text:p/>
          </draw:path>
          <draw:path draw:style-name="gr8" draw:text-style-name="P8" draw:layer="layout" svg:width="0.158cm" svg:height="0.331cm" svg:x="19.444cm" svg:y="6.212cm" svg:viewBox="0 0 159 332" svg:d="M144 18c0-8-6-18-21-18-13 0-28 12-28 28 0 8 7 18 19 18 17 0 30-14 30-28zM38 270c-2 6-4 12-4 20 0 24 21 42 49 42 53 0 76-68 76-74 0-8-6-6-9-8-8 0-8 4-10 10-13 38-34 58-55 58-11 0-13-6-13-16 0-12 2-22 9-32 4-14 10-26 16-40 5-13 24-57 26-63 0-4 2-10 2-16 0-22-21-40-49-40-53 0-76 66-76 74 0 6 6 4 8 6 9 0 9-2 11-8 13-42 36-60 55-60 9 0 13 4 13 18 0 12-2 18-15 50-11 26-23 53-34 79z">
            <text:p/>
          </draw:path>
          <draw:path draw:style-name="gr8" draw:text-style-name="P8" draw:layer="layout" svg:width="0.173cm" svg:height="0.706cm" svg:x="19.741cm" svg:y="5.904cm" svg:viewBox="0 0 174 707" svg:d="M174 699c0-2 0-2-13-14-93-91-117-224-117-333 0-122 28-245 119-332 11-10 11-10 11-12 0-6-5-8-9-8-6 0-74 48-118 139-39 76-47 155-47 213 0 57 8 141 49 222 46 86 110 133 116 133 4 0 9-2 9-8z">
            <text:p/>
          </draw:path>
          <draw:path draw:style-name="gr8" draw:text-style-name="P8" draw:layer="layout" svg:width="0.37cm" svg:height="0.319cm" svg:x="19.978cm" svg:y="6.121cm" svg:viewBox="0 0 371 320" svg:d="M227 99c6-18 23-83 74-83 4 0 21 0 38 8-21 4-36 22-36 38 0 13 8 27 28 27 16 0 40-14 40-43 0-36-45-46-68-46-45 0-70 38-78 54-19-46-60-54-81-54-78 0-121 91-121 109 0 8 6 5 9 8 6 0 8-2 10-8 26-75 75-93 100-93 15 0 40 6 40 46 0 23-13 71-40 170-13 44-38 72-70 72-4 0-23 0-38-8 19-4 36-18 36-38s-17-24-28-24c-23 0-42 18-42 40 0 32 38 46 70 46 49 0 76-50 78-54 9 26 36 54 81 54 76 0 118-90 118-109 0-6-6-6-8-6-6 0-8 2-8 6-26 77-77 93-100 93-30 0-42-22-42-46 0-16 6-30 12-63 9-32 17-64 26-96z">
            <text:p/>
          </draw:path>
          <draw:path draw:style-name="gr8" draw:text-style-name="P8" draw:layer="layout" svg:width="0.228cm" svg:height="0.428cm" svg:x="20.383cm" svg:y="6.212cm" svg:viewBox="0 0 229 429" svg:d="M229 18c0-8-7-18-21-18-15 0-30 14-30 28 0 6 6 18 21 18s30-14 30-28zM119 352c-11 35-38 63-68 63-7 0-13-2-19-4 12-4 17-16 17-24 0-12-9-18-19-18-17 0-30 12-30 28 0 20 19 32 51 32s93-18 108-79c15-59 31-118 47-177 2-6 4-10 4-16 0-28-26-46-57-46-58 0-92 68-92 74s9 6 11 6c4 0 6 0 9-8 14-28 40-60 72-60 12 0 16 10 16 24 0 6 0 14-2 16-16 63-32 126-48 189z">
            <text:p/>
          </draw:path>
          <draw:path draw:style-name="gr8" draw:text-style-name="P8" draw:layer="layout" svg:width="0.086cm" svg:height="0.21cm" svg:x="20.76cm" svg:y="6.359cm" svg:viewBox="0 0 87 211" svg:d="M87 75c0-47-19-75-47-75-25 0-40 18-40 38 0 18 15 37 40 37 9 0 17-3 26-9 2-2 2-2 4-2 0 4 0 0 0 11 0 52-26 94-49 116-8 8-8 10-8 12 0 4 2 8 6 8 9 0 68-54 68-136z">
            <text:p/>
          </draw:path>
          <draw:path draw:style-name="gr8" draw:text-style-name="P8" draw:layer="layout" svg:width="0.342cm" svg:height="0.456cm" svg:x="21.048cm" svg:y="6.121cm" svg:viewBox="0 0 343 457" svg:d="M341 44c2-10 2-12 2-16 0-14-10-20-21-20-8 0-19 4-25 14-2 4-9 26-11 38-6 19-11 39-15 57-11 42-22 84-34 127-4 12-36 60-84 60-39 0-47-30-47-56 0-33 13-77 38-139 13-28 15-37 15-51 0-32-23-58-59-58-72 0-100 103-100 109 0 8 6 5 8 8 9 0 9-2 13-14 19-67 51-87 74-87 7 0 19 0 19 22 0 18-6 37-12 51-30 74-43 114-43 147 0 62 47 84 91 84 28 0 53-12 75-32-9 36-19 72-49 109-19 24-47 44-81 44-10 0-44-2-57-28 13 0 21 0 32-10 8-6 15-14 15-28 0-23-19-25-28-25-17 0-40 10-40 47 0 34 32 60 78 60 77 0 153-64 174-145 24-89 48-178 72-268z">
            <text:p/>
          </draw:path>
          <draw:path draw:style-name="gr8" draw:text-style-name="P8" draw:layer="layout" svg:width="0.228cm" svg:height="0.428cm" svg:x="21.391cm" svg:y="6.212cm" svg:viewBox="0 0 229 429" svg:d="M229 18c0-8-7-18-21-18-15 0-28 14-28 28 0 6 4 18 19 18s30-14 30-28zM119 352c-9 35-36 63-68 63-7 0-13-2-19-4 15-4 19-16 19-24 0-12-11-18-21-18-15 0-30 12-30 28 0 20 22 32 53 32s91-18 108-79c16-59 31-118 47-177 2-6 2-10 2-16 0-28-26-46-55-46-60 0-91 68-91 74s6 6 8 6c6 0 6 0 11-8 12-28 40-60 70-60 12 0 16 10 16 24 0 6 0 14 0 16-16 63-33 126-50 189z">
            <text:p/>
          </draw:path>
          <draw:path draw:style-name="gr8" draw:text-style-name="P8" draw:layer="layout" svg:width="0.173cm" svg:height="0.706cm" svg:x="21.747cm" svg:y="5.904cm" svg:viewBox="0 0 174 707" svg:d="M174 352c0-54-9-139-49-219-47-87-110-133-117-133-4 0-8 4-8 8 0 2 0 2 15 16 72 69 114 181 114 328 0 121-27 246-118 335-11 10-11 10-11 12 0 4 4 8 8 8 7 0 75-49 119-139 38-77 47-155 47-216z">
            <text:p/>
          </draw:path>
          <draw:path draw:style-name="gr8" draw:text-style-name="P8" draw:layer="layout" svg:width="0.495cm" svg:height="0.166cm" svg:x="22.243cm" svg:y="6.174cm" svg:viewBox="0 0 496 167" svg:d="M470 30c11 0 26-1 26-16s-15-14-26-14c-148 0-296 0-445 0-10 0-25-1-25 14s15 16 25 16c149 0 297 0 445 0zM470 167c11 0 26 1 26-14s-15-16-26-16c-148 0-296 0-445 0-10 0-25 1-25 16s15 14 25 14c149 0 297 0 445 0z">
            <text:p/>
          </draw:path>
          <draw:path draw:style-name="gr8" draw:text-style-name="P8" draw:layer="layout" svg:width="0.313cm" svg:height="0.484cm" svg:x="23.016cm" svg:y="5.964cm" svg:viewBox="0 0 314 485" svg:d="M314 244c0-57-5-113-30-165-34-69-95-79-127-79-45 0-100 18-129 83-24 50-28 104-28 161 0 52 2 116 34 169 32 58 85 72 123 72 40 0 95-16 129-82 23-49 28-103 28-159zM157 469c-30 0-74-18-87-84-9-43-9-109-9-149 0-47 0-93 7-131 15-83 70-91 89-91 23 0 72 14 87 83 8 40 8 94 8 139 0 52 0 100-8 145-13 68-55 88-87 88z">
            <text:p/>
          </draw:path>
        </draw:g>
        <draw:g>
          <svg:title>TexMaths</svg:title>
          <svg:desc>28§display§V(x_j, y_j) = 0§svg§600§FALSE§</svg:desc>
          <draw:path draw:style-name="gr7" draw:text-style-name="P7" draw:layer="layout" svg:width="4.278cm" svg:height="0.664cm" svg:x="19.05cm" svg:y="6.841cm" svg:viewBox="0 0 4279 665" svg:d="M2140 665c-714 0-1427 0-2140 0 0-222 0-443 0-665 1426 0 2853 0 4279 0 0 222 0 443 0 665-713 0-1426 0-2139 0z">
            <text:p/>
          </draw:path>
          <draw:path draw:style-name="gr8" draw:text-style-name="P8" draw:layer="layout" svg:width="0.54cm" svg:height="0.496cm" svg:x="19.054cm" svg:y="6.853cm" svg:viewBox="0 0 541 497" svg:d="M435 81c37-57 70-59 98-59 8-2 5-9 8-14 0-6-2-8-8-8-20 0-41 2-63 2-26 0-52-2-76-2-4 0-13 0-13 12 0 8 7 10 11 10 22 0 35 8 35 22 0 10-8 18-11 26-78 116-156 231-234 347-17-125-35-250-52-375 0-12 17-20 54-20 9 0 17 0 17-14 0-8-4-8-10-8-31 0-63 2-94 2-13 0-27-2-41-2s-28 0-41 0c-6 0-15 0-15 12 0 10 6 10 19 10 42 0 44 6 46 22 20 146 40 292 61 437 2 14 4 16 15 16s15-4 19-12c92-135 184-269 275-404z">
            <text:p/>
          </draw:path>
          <draw:path draw:style-name="gr8" draw:text-style-name="P8" draw:layer="layout" svg:width="0.177cm" svg:height="0.706cm" svg:x="19.7cm" svg:y="6.805cm" svg:viewBox="0 0 178 707" svg:d="M178 699c0-2 0-2-13-14-96-91-122-224-122-333 0-122 31-245 124-332 11-10 11-10 11-12 0-6-5-8-9-8-9 0-76 48-121 139-39 77-48 155-48 213 0 57 9 141 50 222 45 87 110 133 119 133 4 0 9-2 9-8z">
            <text:p/>
          </draw:path>
          <draw:path draw:style-name="gr8" draw:text-style-name="P8" draw:layer="layout" svg:width="0.378cm" svg:height="0.319cm" svg:x="19.942cm" svg:y="7.022cm" svg:viewBox="0 0 379 320" svg:d="M232 99c4-18 21-83 76-83 4 0 21 0 38 8-21 4-36 22-36 38 0 13 8 27 28 27 17 0 41-14 41-43 0-36-46-46-71-46-44 0-70 38-81 54-17-46-58-54-80-54-80 0-123 91-123 109 0 8 6 8 8 8 7 0 9-2 11-8 26-75 76-93 102-93 13 0 41 6 41 46 0 23-13 71-41 170-13 44-39 72-74 72-4 0-21 0-36-8 19-4 34-18 34-38s-15-24-28-24c-22 0-41 18-41 40 0 32 39 46 71 46 50 0 78-50 81-54 8 26 36 54 82 54 78 0 121-90 121-109 0-6-6-6-9-6-6 0-8 2-10 6-24 77-76 93-100 93-30 0-43-22-43-46 0-16 4-30 13-63 8-32 17-64 26-96z">
            <text:p/>
          </draw:path>
          <draw:path draw:style-name="gr8" draw:text-style-name="P8" draw:layer="layout" svg:width="0.233cm" svg:height="0.428cm" svg:x="20.356cm" svg:y="7.113cm" svg:viewBox="0 0 234 429" svg:d="M234 18c0-8-9-18-22-18-15 0-30 14-30 28 0 6 6 18 22 18 13 0 30-14 30-28zM119 352c-9 35-37 63-67 63-7 0-13-2-20-4 13-4 18-16 18-24 0-12-9-18-20-18-17 0-30 12-30 28 0 20 19 32 52 32 32 0 95-18 110-79 16-59 32-118 48-177 2-6 4-10 4-16 0-28-26-46-58-46-59 0-93 68-93 74s6 4 8 6c7 0 9 0 11-8 13-28 41-60 72-60 15 0 19 10 19 24 0 6-2 14-2 16-17 63-35 126-52 189z">
            <text:p/>
          </draw:path>
          <draw:path draw:style-name="gr8" draw:text-style-name="P8" draw:layer="layout" svg:width="0.088cm" svg:height="0.21cm" svg:x="20.741cm" svg:y="7.26cm" svg:viewBox="0 0 89 211" svg:d="M89 75c0-47-20-75-48-75-26 0-41 18-41 38 0 18 15 37 41 37 9 0 17-2 26-9 2-2 2-2 4-2 0 4 0 0 0 11 0 52-27 93-52 116-7 7-6 10-6 12 0 4 2 8 6 8 9 0 70-54 70-136z">
            <text:p/>
          </draw:path>
          <draw:path draw:style-name="gr8" draw:text-style-name="P8" draw:layer="layout" svg:width="0.35cm" svg:height="0.456cm" svg:x="21.036cm" svg:y="7.022cm" svg:viewBox="0 0 351 457" svg:d="M349 44c2-10 2-12 2-16 0-14-11-20-22-20-9 0-19 4-28 14 0 4-6 26-9 38-6 19-10 39-15 57-11 42-23 84-34 127-5 12-37 60-87 60-39 0-48-30-48-56 0-32 13-77 39-139 13-28 15-36 15-51 0-32-23-58-62-58-72 0-100 103-100 109 0 8 6 5 9 8 8 0 8-2 13-14 19-67 49-87 75-87 7 0 20 0 20 22 0 18-7 37-13 51-30 74-43 114-43 147 0 62 47 84 93 84 28 0 54-12 76-32-9 36-20 73-50 109-20 24-48 44-83 44-10 0-45-2-58-28 13 0 22 0 32-10 9-6 16-14 16-28 0-23-20-25-29-25-17 0-43 11-43 47 0 34 35 60 82 60 78 0 156-64 178-145 25-89 49-178 74-268z">
            <text:p/>
          </draw:path>
          <draw:path draw:style-name="gr8" draw:text-style-name="P8" draw:layer="layout" svg:width="0.233cm" svg:height="0.428cm" svg:x="21.387cm" svg:y="7.113cm" svg:viewBox="0 0 234 429" svg:d="M234 18c0-8-7-18-22-18s-30 14-30 28c0 6 6 18 22 18 15 0 30-14 30-28zM121 352c-8 35-37 63-69 63-7 0-13-2-20-4 16-4 20-16 20-24 0-12-11-18-22-18-17 0-30 12-30 28 0 20 21 32 52 32s95-18 113-79c15-59 31-118 47-177 0-6 2-10 2-16 0-28-26-46-56-46-61 0-93 68-93 74s6 6 9 6c6 0 6 0 10-8 13-28 42-60 72-60 13 0 17 10 17 24 0 6 0 14 0 16-17 63-34 126-52 189z">
            <text:p/>
          </draw:path>
          <draw:path draw:style-name="gr8" draw:text-style-name="P8" draw:layer="layout" svg:width="0.177cm" svg:height="0.706cm" svg:x="21.75cm" svg:y="6.805cm" svg:viewBox="0 0 178 707" svg:d="M178 352c0-54-9-139-52-219-46-87-111-133-117-133-5 0-9 4-9 8 0 2 0 2 15 16 74 69 117 181 117 328 0 121-28 246-121 335-11 10-11 10-11 12 0 4 4 8 9 8 6 0 75-48 121-139 37-77 48-155 48-216z">
            <text:p/>
          </draw:path>
          <draw:path draw:style-name="gr8" draw:text-style-name="P8" draw:layer="layout" svg:width="0.506cm" svg:height="0.166cm" svg:x="22.257cm" svg:y="7.075cm" svg:viewBox="0 0 507 167" svg:d="M481 30c11 0 26-1 26-16s-15-14-26-14c-152 0-303 0-455 0-11 0-26-1-26 14s15 16 26 16c152 0 303 0 455 0zM481 167c11 0 26 1 26-14s-15-16-26-16c-152 0-303 0-455 0-11 0-26 1-26 16s15 14 26 14c152 0 303 0 455 0z">
            <text:p/>
          </draw:path>
          <draw:path draw:style-name="gr8" draw:text-style-name="P8" draw:layer="layout" svg:width="0.319cm" svg:height="0.484cm" svg:x="23.048cm" svg:y="6.865cm" svg:viewBox="0 0 320 485" svg:d="M320 244c0-57-4-113-30-165-34-69-97-79-130-79-45 0-102 18-132 83-24 50-28 104-28 161 0 52 2 117 35 169 32 58 86 72 125 72 41 0 98-16 132-82 24-49 28-103 28-159zM160 469c-30 0-76-18-89-84-8-43-8-109-8-149 0-47 0-93 6-131 15-83 72-91 91-91 24 0 74 14 89 83 9 40 9 94 9 139 0 52 0 100-9 145-13 68-56 88-89 88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12-11T11:22:50.000908010</dc:date>
    <meta:editing-duration>PT1H32M22S</meta:editing-duration>
    <meta:editing-cycles>81</meta:editing-cycles>
    <meta:generator>LibreOffice/7.3.7.2$Linux_X86_64 LibreOffice_project/30$Build-2</meta:generator>
    <meta:document-statistic meta:object-count="445"/>
  </office:meta>
</office:document-meta>
</file>